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Together" table:style-name="ta1">
        <table:shapes>
          <draw:frame draw:z-index="0" draw:style-name="gr1" draw:text-style-name="P1" svg:width="453.97pt" svg:height="254.58pt" svg:x="749.4pt" svg:y="148.56pt">
            <loext:p draw:notify-on-update-of-ranges="allTogether.A2:allTogether.A101 allTogether.B1:allTogether.B1 allTogether.B2:allTogether.B101 allTogether.A2:allTogether.A101 allTogether.H1:allTogether.H1 allTogether.H2:allTogether.H101 allTogether.A2:allTogether.A101 allTogether.J1:allTogether.J1 allTogether.J2:allTogether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so_overview</text:p>
          </table:table-cell>
          <table:table-cell table:number-columns-repeated="5"/>
          <table:table-cell office:value-type="string" calcext:value-type="string">
            <text:p>real_status</text:p>
          </table:table-cell>
          <table:table-cell/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 office:value-type="float" office:value="42.253754459885" calcext:value-type="float">
            <text:p>42.2537544599</text:p>
          </table:table-cell>
          <table:table-cell/>
          <table:table-cell office:value-type="float" office:value="10.402389607497" calcext:value-type="float">
            <text:p>10.4023896075</text:p>
          </table:table-cell>
          <table:table-cell office:value-type="float" office:value="11.537480169027" calcext:value-type="float">
            <text:p>11.537480169</text:p>
          </table:table-cell>
          <table:table-cell office:value-type="float" office:value="12.044362476188" calcext:value-type="float">
            <text:p>12.0443624762</text:p>
          </table:table-cell>
          <table:table-cell office:value-type="float" office:value="8.269522" calcext:value-type="float">
            <text:p>8.269522</text:p>
          </table:table-cell>
          <table:table-cell table:formula="of:=SUM([.D2:.G2])" office:value-type="float" office:value="42.253754252712" calcext:value-type="float">
            <text:p>42.253754252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 office:value-type="float" office:value="40.595530096039" calcext:value-type="float">
            <text:p>40.595530096</text:p>
          </table:table-cell>
          <table:table-cell/>
          <table:table-cell office:value-type="float" office:value="10.526143618922" calcext:value-type="float">
            <text:p>10.5261436189</text:p>
          </table:table-cell>
          <table:table-cell office:value-type="float" office:value="13.225183592259" calcext:value-type="float">
            <text:p>13.2251835923</text:p>
          </table:table-cell>
          <table:table-cell office:value-type="float" office:value="8.8290585410723" calcext:value-type="float">
            <text:p>8.8290585411</text:p>
          </table:table-cell>
          <table:table-cell office:value-type="float" office:value="8.015144" calcext:value-type="float">
            <text:p>8.015144</text:p>
          </table:table-cell>
          <table:table-cell table:formula="of:=SUM([.D3:.G3])" office:value-type="float" office:value="40.5955297522533" calcext:value-type="float">
            <text:p>40.595529752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 office:value-type="float" office:value="41.003404191829" calcext:value-type="float">
            <text:p>41.0034041918</text:p>
          </table:table-cell>
          <table:table-cell/>
          <table:table-cell office:value-type="float" office:value="10.655408231458" calcext:value-type="float">
            <text:p>10.6554082315</text:p>
          </table:table-cell>
          <table:table-cell office:value-type="float" office:value="10.969904011217" calcext:value-type="float">
            <text:p>10.9699040112</text:p>
          </table:table-cell>
          <table:table-cell office:value-type="float" office:value="11.527181339227" calcext:value-type="float">
            <text:p>11.5271813392</text:p>
          </table:table-cell>
          <table:table-cell office:value-type="float" office:value="7.850911" calcext:value-type="float">
            <text:p>7.850911</text:p>
          </table:table-cell>
          <table:table-cell table:formula="of:=SUM([.D4:.G4])" office:value-type="float" office:value="41.003404581902" calcext:value-type="float">
            <text:p>41.003404581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 office:value-type="float" office:value="39.655656945408" calcext:value-type="float">
            <text:p>39.6556569454</text:p>
          </table:table-cell>
          <table:table-cell/>
          <table:table-cell office:value-type="float" office:value="9.8470656846237" calcext:value-type="float">
            <text:p>9.8470656846</text:p>
          </table:table-cell>
          <table:table-cell office:value-type="float" office:value="9.6346086358942" calcext:value-type="float">
            <text:p>9.6346086359</text:p>
          </table:table-cell>
          <table:table-cell office:value-type="float" office:value="10.567481626302" calcext:value-type="float">
            <text:p>10.5674816263</text:p>
          </table:table-cell>
          <table:table-cell office:value-type="float" office:value="9.606501" calcext:value-type="float">
            <text:p>9.606501</text:p>
          </table:table-cell>
          <table:table-cell table:formula="of:=SUM([.D5:.G5])" office:value-type="float" office:value="39.6556569468199" calcext:value-type="float">
            <text:p>39.65565694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 office:value-type="float" office:value="39.780294186903" calcext:value-type="float">
            <text:p>39.7802941869</text:p>
          </table:table-cell>
          <table:table-cell/>
          <table:table-cell office:value-type="float" office:value="10.362559536098" calcext:value-type="float">
            <text:p>10.3625595361</text:p>
          </table:table-cell>
          <table:table-cell office:value-type="float" office:value="9.8782197750836" calcext:value-type="float">
            <text:p>9.8782197751</text:p>
          </table:table-cell>
          <table:table-cell office:value-type="float" office:value="11.093429046136" calcext:value-type="float">
            <text:p>11.0934290461</text:p>
          </table:table-cell>
          <table:table-cell office:value-type="float" office:value="8.446086" calcext:value-type="float">
            <text:p>8.446086</text:p>
          </table:table-cell>
          <table:table-cell table:formula="of:=SUM([.D6:.G6])" office:value-type="float" office:value="39.7802943573176" calcext:value-type="float">
            <text:p>39.780294357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 office:value-type="float" office:value="40.943917656579" calcext:value-type="float">
            <text:p>40.9439176566</text:p>
          </table:table-cell>
          <table:table-cell/>
          <table:table-cell office:value-type="float" office:value="10.152248973776" calcext:value-type="float">
            <text:p>10.1522489738</text:p>
          </table:table-cell>
          <table:table-cell office:value-type="float" office:value="9.4575543948564" calcext:value-type="float">
            <text:p>9.4575543949</text:p>
          </table:table-cell>
          <table:table-cell office:value-type="float" office:value="12.219381196533" calcext:value-type="float">
            <text:p>12.2193811965</text:p>
          </table:table-cell>
          <table:table-cell office:value-type="float" office:value="9.114733" calcext:value-type="float">
            <text:p>9.114733</text:p>
          </table:table-cell>
          <table:table-cell table:formula="of:=SUM([.D7:.G7])" office:value-type="float" office:value="40.9439175651654" calcext:value-type="float">
            <text:p>40.94391756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 office:value-type="float" office:value="38.249202385007" calcext:value-type="float">
            <text:p>38.249202385</text:p>
          </table:table-cell>
          <table:table-cell/>
          <table:table-cell office:value-type="float" office:value="8.4973828186254" calcext:value-type="float">
            <text:p>8.4973828186</text:p>
          </table:table-cell>
          <table:table-cell office:value-type="float" office:value="9.0207730102643" calcext:value-type="float">
            <text:p>9.0207730103</text:p>
          </table:table-cell>
          <table:table-cell office:value-type="float" office:value="10.538003159232" calcext:value-type="float">
            <text:p>10.5380031592</text:p>
          </table:table-cell>
          <table:table-cell office:value-type="float" office:value="10.193043" calcext:value-type="float">
            <text:p>10.193043</text:p>
          </table:table-cell>
          <table:table-cell table:formula="of:=SUM([.D8:.G8])" office:value-type="float" office:value="38.2492019881217" calcext:value-type="float">
            <text:p>38.24920198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 office:value-type="float" office:value="40.389614010397" calcext:value-type="float">
            <text:p>40.3896140104</text:p>
          </table:table-cell>
          <table:table-cell/>
          <table:table-cell office:value-type="float" office:value="9.2524394002188" calcext:value-type="float">
            <text:p>9.2524394002</text:p>
          </table:table-cell>
          <table:table-cell office:value-type="float" office:value="10.287478738508" calcext:value-type="float">
            <text:p>10.2874787385</text:p>
          </table:table-cell>
          <table:table-cell office:value-type="float" office:value="9.419790715267" calcext:value-type="float">
            <text:p>9.4197907153</text:p>
          </table:table-cell>
          <table:table-cell office:value-type="float" office:value="11.429905" calcext:value-type="float">
            <text:p>11.429905</text:p>
          </table:table-cell>
          <table:table-cell table:formula="of:=SUM([.D9:.G9])" office:value-type="float" office:value="40.3896138539938" calcext:value-type="float">
            <text:p>40.38961385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 office:value-type="float" office:value="37.568774067054" calcext:value-type="float">
            <text:p>37.5687740671</text:p>
          </table:table-cell>
          <table:table-cell/>
          <table:table-cell office:value-type="float" office:value="9.4906891006163" calcext:value-type="float">
            <text:p>9.4906891006</text:p>
          </table:table-cell>
          <table:table-cell office:value-type="float" office:value="10.547474448824" calcext:value-type="float">
            <text:p>10.5474744488</text:p>
          </table:table-cell>
          <table:table-cell office:value-type="float" office:value="7.3706626689461" calcext:value-type="float">
            <text:p>7.3706626689</text:p>
          </table:table-cell>
          <table:table-cell office:value-type="float" office:value="10.159948" calcext:value-type="float">
            <text:p>10.159948</text:p>
          </table:table-cell>
          <table:table-cell table:formula="of:=SUM([.D10:.G10])" office:value-type="float" office:value="37.5687742183864" calcext:value-type="float">
            <text:p>37.56877421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 office:value-type="float" office:value="34.938048993147" calcext:value-type="float">
            <text:p>34.9380489931</text:p>
          </table:table-cell>
          <table:table-cell/>
          <table:table-cell office:value-type="float" office:value="9.3519969889859" calcext:value-type="float">
            <text:p>9.351996989</text:p>
          </table:table-cell>
          <table:table-cell office:value-type="float" office:value="8.4513410309284" calcext:value-type="float">
            <text:p>8.4513410309</text:p>
          </table:table-cell>
          <table:table-cell office:value-type="float" office:value="7.1390359890423" calcext:value-type="float">
            <text:p>7.139035989</text:p>
          </table:table-cell>
          <table:table-cell office:value-type="float" office:value="9.995675" calcext:value-type="float">
            <text:p>9.995675</text:p>
          </table:table-cell>
          <table:table-cell table:formula="of:=SUM([.D11:.G11])" office:value-type="float" office:value="34.9380490089566" calcext:value-type="float">
            <text:p>34.9380490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 office:value-type="float" office:value="37.333454565218" calcext:value-type="float">
            <text:p>37.3334545652</text:p>
          </table:table-cell>
          <table:table-cell/>
          <table:table-cell office:value-type="float" office:value="8.3918895739195" calcext:value-type="float">
            <text:p>8.3918895739</text:p>
          </table:table-cell>
          <table:table-cell office:value-type="float" office:value="8.3011653934726" calcext:value-type="float">
            <text:p>8.3011653935</text:p>
          </table:table-cell>
          <table:table-cell office:value-type="float" office:value="10.14400567769" calcext:value-type="float">
            <text:p>10.1440056777</text:p>
          </table:table-cell>
          <table:table-cell office:value-type="float" office:value="10.496394" calcext:value-type="float">
            <text:p>10.496394</text:p>
          </table:table-cell>
          <table:table-cell table:formula="of:=SUM([.D12:.G12])" office:value-type="float" office:value="37.3334546450821" calcext:value-type="float">
            <text:p>37.333454645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 office:value-type="float" office:value="38.988634126952" calcext:value-type="float">
            <text:p>38.988634127</text:p>
          </table:table-cell>
          <table:table-cell/>
          <table:table-cell office:value-type="float" office:value="7.9216344982477" calcext:value-type="float">
            <text:p>7.9216344982</text:p>
          </table:table-cell>
          <table:table-cell office:value-type="float" office:value="7.9168061233345" calcext:value-type="float">
            <text:p>7.9168061233</text:p>
          </table:table-cell>
          <table:table-cell office:value-type="float" office:value="12.005582173869" calcext:value-type="float">
            <text:p>12.0055821739</text:p>
          </table:table-cell>
          <table:table-cell office:value-type="float" office:value="11.144611" calcext:value-type="float">
            <text:p>11.144611</text:p>
          </table:table-cell>
          <table:table-cell table:formula="of:=SUM([.D13:.G13])" office:value-type="float" office:value="38.9886337954512" calcext:value-type="float">
            <text:p>38.988633795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 office:value-type="float" office:value="39.970286841032" calcext:value-type="float">
            <text:p>39.970286841</text:p>
          </table:table-cell>
          <table:table-cell/>
          <table:table-cell office:value-type="float" office:value="9.6121352415968" calcext:value-type="float">
            <text:p>9.6121352416</text:p>
          </table:table-cell>
          <table:table-cell office:value-type="float" office:value="10.245359079488" calcext:value-type="float">
            <text:p>10.2453590795</text:p>
          </table:table-cell>
          <table:table-cell office:value-type="float" office:value="9.7247211393678" calcext:value-type="float">
            <text:p>9.7247211394</text:p>
          </table:table-cell>
          <table:table-cell office:value-type="float" office:value="10.388071" calcext:value-type="float">
            <text:p>10.388071</text:p>
          </table:table-cell>
          <table:table-cell table:formula="of:=SUM([.D14:.G14])" office:value-type="float" office:value="39.9702864604526" calcext:value-type="float">
            <text:p>39.970286460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 office:value-type="float" office:value="42.730697038749" calcext:value-type="float">
            <text:p>42.7306970387</text:p>
          </table:table-cell>
          <table:table-cell/>
          <table:table-cell office:value-type="float" office:value="9.335270615919" calcext:value-type="float">
            <text:p>9.3352706159</text:p>
          </table:table-cell>
          <table:table-cell office:value-type="float" office:value="11.914819804345" calcext:value-type="float">
            <text:p>11.9148198043</text:p>
          </table:table-cell>
          <table:table-cell office:value-type="float" office:value="10.640307093899" calcext:value-type="float">
            <text:p>10.6403070939</text:p>
          </table:table-cell>
          <table:table-cell office:value-type="float" office:value="10.8403" calcext:value-type="float">
            <text:p>10.8403</text:p>
          </table:table-cell>
          <table:table-cell table:formula="of:=SUM([.D15:.G15])" office:value-type="float" office:value="42.730697514163" calcext:value-type="float">
            <text:p>42.73069751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 office:value-type="float" office:value="42.38933678888" calcext:value-type="float">
            <text:p>42.3893367889</text:p>
          </table:table-cell>
          <table:table-cell/>
          <table:table-cell office:value-type="float" office:value="9.099307376549" calcext:value-type="float">
            <text:p>9.0993073765</text:p>
          </table:table-cell>
          <table:table-cell office:value-type="float" office:value="10.268032602009" calcext:value-type="float">
            <text:p>10.268032602</text:p>
          </table:table-cell>
          <table:table-cell office:value-type="float" office:value="11.354045719197" calcext:value-type="float">
            <text:p>11.3540457192</text:p>
          </table:table-cell>
          <table:table-cell office:value-type="float" office:value="11.667951" calcext:value-type="float">
            <text:p>11.667951</text:p>
          </table:table-cell>
          <table:table-cell table:formula="of:=SUM([.D16:.G16])" office:value-type="float" office:value="42.389336697755" calcext:value-type="float">
            <text:p>42.389336697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 office:value-type="float" office:value="40.652745038059" calcext:value-type="float">
            <text:p>40.6527450381</text:p>
          </table:table-cell>
          <table:table-cell/>
          <table:table-cell office:value-type="float" office:value="11.733859068712" calcext:value-type="float">
            <text:p>11.7338590687</text:p>
          </table:table-cell>
          <table:table-cell office:value-type="float" office:value="10.494596056955" calcext:value-type="float">
            <text:p>10.494596057</text:p>
          </table:table-cell>
          <table:table-cell office:value-type="float" office:value="7.4528236883393" calcext:value-type="float">
            <text:p>7.4528236883</text:p>
          </table:table-cell>
          <table:table-cell office:value-type="float" office:value="10.971466" calcext:value-type="float">
            <text:p>10.971466</text:p>
          </table:table-cell>
          <table:table-cell table:formula="of:=SUM([.D17:.G17])" office:value-type="float" office:value="40.6527448140063" calcext:value-type="float">
            <text:p>40.65274481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 office:value-type="float" office:value="38.160414775838" calcext:value-type="float">
            <text:p>38.1604147758</text:p>
          </table:table-cell>
          <table:table-cell/>
          <table:table-cell office:value-type="float" office:value="9.1245174951661" calcext:value-type="float">
            <text:p>9.1245174952</text:p>
          </table:table-cell>
          <table:table-cell office:value-type="float" office:value="9.3931482310021" calcext:value-type="float">
            <text:p>9.393148231</text:p>
          </table:table-cell>
          <table:table-cell office:value-type="float" office:value="10.308303633598" calcext:value-type="float">
            <text:p>10.3083036336</text:p>
          </table:table-cell>
          <table:table-cell office:value-type="float" office:value="9.334445" calcext:value-type="float">
            <text:p>9.334445</text:p>
          </table:table-cell>
          <table:table-cell table:formula="of:=SUM([.D18:.G18])" office:value-type="float" office:value="38.1604143597662" calcext:value-type="float">
            <text:p>38.16041435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 office:value-type="float" office:value="37.287037498442" calcext:value-type="float">
            <text:p>37.2870374984</text:p>
          </table:table-cell>
          <table:table-cell/>
          <table:table-cell office:value-type="float" office:value="10.182952816607" calcext:value-type="float">
            <text:p>10.1829528166</text:p>
          </table:table-cell>
          <table:table-cell office:value-type="float" office:value="8.9474880434661" calcext:value-type="float">
            <text:p>8.9474880435</text:p>
          </table:table-cell>
          <table:table-cell office:value-type="float" office:value="11.637888743248" calcext:value-type="float">
            <text:p>11.6378887432</text:p>
          </table:table-cell>
          <table:table-cell office:value-type="float" office:value="6.518708" calcext:value-type="float">
            <text:p>6.518708</text:p>
          </table:table-cell>
          <table:table-cell table:formula="of:=SUM([.D19:.G19])" office:value-type="float" office:value="37.2870376033211" calcext:value-type="float">
            <text:p>37.287037603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 office:value-type="float" office:value="40.808210740006" calcext:value-type="float">
            <text:p>40.80821074</text:p>
          </table:table-cell>
          <table:table-cell/>
          <table:table-cell office:value-type="float" office:value="10.25176909965" calcext:value-type="float">
            <text:p>10.2517690997</text:p>
          </table:table-cell>
          <table:table-cell office:value-type="float" office:value="10.589428578542" calcext:value-type="float">
            <text:p>10.5894285785</text:p>
          </table:table-cell>
          <table:table-cell office:value-type="float" office:value="10.304554862969" calcext:value-type="float">
            <text:p>10.304554863</text:p>
          </table:table-cell>
          <table:table-cell office:value-type="float" office:value="9.662458" calcext:value-type="float">
            <text:p>9.662458</text:p>
          </table:table-cell>
          <table:table-cell table:formula="of:=SUM([.D20:.G20])" office:value-type="float" office:value="40.808210541161" calcext:value-type="float">
            <text:p>40.80821054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 office:value-type="float" office:value="40.800632799333" calcext:value-type="float">
            <text:p>40.8006327993</text:p>
          </table:table-cell>
          <table:table-cell/>
          <table:table-cell office:value-type="float" office:value="52.341108261213" calcext:value-type="float">
            <text:p>52.3411082612</text:p>
          </table:table-cell>
          <table:table-cell office:value-type="float" office:value="52.787995846433" calcext:value-type="float">
            <text:p>52.7879958464</text:p>
          </table:table-cell>
          <table:table-cell office:value-type="float" office:value="59.132823341121" calcext:value-type="float">
            <text:p>59.1328233411</text:p>
          </table:table-cell>
          <table:table-cell office:value-type="float" office:value="9.829134" calcext:value-type="float">
            <text:p>9.829134</text:p>
          </table:table-cell>
          <table:table-cell table:formula="of:=SUM([.D21:.G21])" office:value-type="float" office:value="174.091061448767" calcext:value-type="float">
            <text:p>174.091061448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 office:value-type="float" office:value="39.746129739983" calcext:value-type="float">
            <text:p>39.74612974</text:p>
          </table:table-cell>
          <table:table-cell/>
          <table:table-cell office:value-type="float" office:value="58.24915593875" calcext:value-type="float">
            <text:p>58.2491559388</text:p>
          </table:table-cell>
          <table:table-cell office:value-type="float" office:value="56.84731261957" calcext:value-type="float">
            <text:p>56.8473126196</text:p>
          </table:table-cell>
          <table:table-cell office:value-type="float" office:value="52.904521753201" calcext:value-type="float">
            <text:p>52.9045217532</text:p>
          </table:table-cell>
          <table:table-cell office:value-type="float" office:value="8.774631" calcext:value-type="float">
            <text:p>8.774631</text:p>
          </table:table-cell>
          <table:table-cell table:formula="of:=SUM([.D22:.G22])" office:value-type="float" office:value="176.775621311521" calcext:value-type="float">
            <text:p>176.775621311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 office:value-type="float" office:value="40.585193130437" calcext:value-type="float">
            <text:p>40.5851931304</text:p>
          </table:table-cell>
          <table:table-cell/>
          <table:table-cell office:value-type="float" office:value="53.733280821591" calcext:value-type="float">
            <text:p>53.7332808216</text:p>
          </table:table-cell>
          <table:table-cell office:value-type="float" office:value="52.679261639005" calcext:value-type="float">
            <text:p>52.679261639</text:p>
          </table:table-cell>
          <table:table-cell office:value-type="float" office:value="58.229870873459" calcext:value-type="float">
            <text:p>58.2298708735</text:p>
          </table:table-cell>
          <table:table-cell office:value-type="float" office:value="9.613694" calcext:value-type="float">
            <text:p>9.613694</text:p>
          </table:table-cell>
          <table:table-cell table:formula="of:=SUM([.D23:.G23])" office:value-type="float" office:value="174.256107334055" calcext:value-type="float">
            <text:p>174.25610733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 office:value-type="float" office:value="41.888632813854" calcext:value-type="float">
            <text:p>41.8886328139</text:p>
          </table:table-cell>
          <table:table-cell/>
          <table:table-cell office:value-type="float" office:value="58.651156641101" calcext:value-type="float">
            <text:p>58.6511566411</text:p>
          </table:table-cell>
          <table:table-cell office:value-type="float" office:value="58.843923141553" calcext:value-type="float">
            <text:p>58.8439231416</text:p>
          </table:table-cell>
          <table:table-cell office:value-type="float" office:value="58.428018671188" calcext:value-type="float">
            <text:p>58.4280186712</text:p>
          </table:table-cell>
          <table:table-cell office:value-type="float" office:value="10.917134" calcext:value-type="float">
            <text:p>10.917134</text:p>
          </table:table-cell>
          <table:table-cell table:formula="of:=SUM([.D24:.G24])" office:value-type="float" office:value="186.840232453842" calcext:value-type="float">
            <text:p>186.840232453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 office:value-type="float" office:value="37.867837974137" calcext:value-type="float">
            <text:p>37.8678379741</text:p>
          </table:table-cell>
          <table:table-cell/>
          <table:table-cell office:value-type="float" office:value="59.338299295011" calcext:value-type="float">
            <text:p>59.338299295</text:p>
          </table:table-cell>
          <table:table-cell office:value-type="float" office:value="53.615815720109" calcext:value-type="float">
            <text:p>53.6158157201</text:p>
          </table:table-cell>
          <table:table-cell office:value-type="float" office:value="51.912366085604" calcext:value-type="float">
            <text:p>51.9123660856</text:p>
          </table:table-cell>
          <table:table-cell office:value-type="float" office:value="6.896339" calcext:value-type="float">
            <text:p>6.896339</text:p>
          </table:table-cell>
          <table:table-cell table:formula="of:=SUM([.D25:.G25])" office:value-type="float" office:value="171.762820100724" calcext:value-type="float">
            <text:p>171.762820100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 office:value-type="float" office:value="39.671692597923" calcext:value-type="float">
            <text:p>39.6716925979</text:p>
          </table:table-cell>
          <table:table-cell/>
          <table:table-cell office:value-type="float" office:value="59.285692797431" calcext:value-type="float">
            <text:p>59.2856927974</text:p>
          </table:table-cell>
          <table:table-cell office:value-type="float" office:value="58.467330894519" calcext:value-type="float">
            <text:p>58.4673308945</text:p>
          </table:table-cell>
          <table:table-cell office:value-type="float" office:value="54.754022384601" calcext:value-type="float">
            <text:p>54.7540223846</text:p>
          </table:table-cell>
          <table:table-cell office:value-type="float" office:value="8.700194" calcext:value-type="float">
            <text:p>8.700194</text:p>
          </table:table-cell>
          <table:table-cell table:formula="of:=SUM([.D26:.G26])" office:value-type="float" office:value="181.207240076551" calcext:value-type="float">
            <text:p>181.207240076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 office:value-type="float" office:value="43.899305337751" calcext:value-type="float">
            <text:p>43.8993053378</text:p>
          </table:table-cell>
          <table:table-cell/>
          <table:table-cell office:value-type="float" office:value="52.796338706417" calcext:value-type="float">
            <text:p>52.7963387064</text:p>
          </table:table-cell>
          <table:table-cell office:value-type="float" office:value="55.91350975001" calcext:value-type="float">
            <text:p>55.91350975</text:p>
          </table:table-cell>
          <table:table-cell office:value-type="float" office:value="54.927847441551" calcext:value-type="float">
            <text:p>54.9278474416</text:p>
          </table:table-cell>
          <table:table-cell office:value-type="float" office:value="12.927806" calcext:value-type="float">
            <text:p>12.927806</text:p>
          </table:table-cell>
          <table:table-cell table:formula="of:=SUM([.D27:.G27])" office:value-type="float" office:value="176.565501897978" calcext:value-type="float">
            <text:p>176.5655018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 office:value-type="float" office:value="40.394657935809" calcext:value-type="float">
            <text:p>40.3946579358</text:p>
          </table:table-cell>
          <table:table-cell/>
          <table:table-cell office:value-type="float" office:value="55.574664006295" calcext:value-type="float">
            <text:p>55.5746640063</text:p>
          </table:table-cell>
          <table:table-cell office:value-type="float" office:value="61.305905551114" calcext:value-type="float">
            <text:p>61.3059055511</text:p>
          </table:table-cell>
          <table:table-cell office:value-type="float" office:value="53.156862866441" calcext:value-type="float">
            <text:p>53.1568628664</text:p>
          </table:table-cell>
          <table:table-cell office:value-type="float" office:value="9.423159" calcext:value-type="float">
            <text:p>9.423159</text:p>
          </table:table-cell>
          <table:table-cell table:formula="of:=SUM([.D28:.G28])" office:value-type="float" office:value="179.46059142385" calcext:value-type="float">
            <text:p>179.460591423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 office:value-type="float" office:value="40.707360933172" calcext:value-type="float">
            <text:p>40.7073609332</text:p>
          </table:table-cell>
          <table:table-cell/>
          <table:table-cell office:value-type="float" office:value="56.371346428767" calcext:value-type="float">
            <text:p>56.3713464288</text:p>
          </table:table-cell>
          <table:table-cell office:value-type="float" office:value="57.06289566773" calcext:value-type="float">
            <text:p>57.0628956677</text:p>
          </table:table-cell>
          <table:table-cell office:value-type="float" office:value="54.845891188081" calcext:value-type="float">
            <text:p>54.8458911881</text:p>
          </table:table-cell>
          <table:table-cell office:value-type="float" office:value="9.735862" calcext:value-type="float">
            <text:p>9.735862</text:p>
          </table:table-cell>
          <table:table-cell table:formula="of:=SUM([.D29:.G29])" office:value-type="float" office:value="178.015995284578" calcext:value-type="float">
            <text:p>178.01599528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 office:value-type="float" office:value="42.15326191087" calcext:value-type="float">
            <text:p>42.1532619109</text:p>
          </table:table-cell>
          <table:table-cell/>
          <table:table-cell office:value-type="float" office:value="57.834715908372" calcext:value-type="float">
            <text:p>57.8347159084</text:p>
          </table:table-cell>
          <table:table-cell office:value-type="float" office:value="59.403863373364" calcext:value-type="float">
            <text:p>59.4038633734</text:p>
          </table:table-cell>
          <table:table-cell office:value-type="float" office:value="60.660191995067" calcext:value-type="float">
            <text:p>60.6601919951</text:p>
          </table:table-cell>
          <table:table-cell office:value-type="float" office:value="11.181763" calcext:value-type="float">
            <text:p>11.181763</text:p>
          </table:table-cell>
          <table:table-cell table:formula="of:=SUM([.D30:.G30])" office:value-type="float" office:value="189.080534276803" calcext:value-type="float">
            <text:p>189.08053427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 office:value-type="float" office:value="39.127096508656" calcext:value-type="float">
            <text:p>39.1270965087</text:p>
          </table:table-cell>
          <table:table-cell/>
          <table:table-cell office:value-type="float" office:value="52.230759602699" calcext:value-type="float">
            <text:p>52.2307596027</text:p>
          </table:table-cell>
          <table:table-cell office:value-type="float" office:value="52.91432331485" calcext:value-type="float">
            <text:p>52.9143233149</text:p>
          </table:table-cell>
          <table:table-cell office:value-type="float" office:value="53.280389076471" calcext:value-type="float">
            <text:p>53.2803890765</text:p>
          </table:table-cell>
          <table:table-cell office:value-type="float" office:value="8.155598" calcext:value-type="float">
            <text:p>8.155598</text:p>
          </table:table-cell>
          <table:table-cell table:formula="of:=SUM([.D31:.G31])" office:value-type="float" office:value="166.58106999402" calcext:value-type="float">
            <text:p>166.58106999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 office:value-type="float" office:value="41.355003473901" calcext:value-type="float">
            <text:p>41.3550034739</text:p>
          </table:table-cell>
          <table:table-cell/>
          <table:table-cell office:value-type="float" office:value="59.419466836079" calcext:value-type="float">
            <text:p>59.4194668361</text:p>
          </table:table-cell>
          <table:table-cell office:value-type="float" office:value="59.799052224626" calcext:value-type="float">
            <text:p>59.7990522246</text:p>
          </table:table-cell>
          <table:table-cell office:value-type="float" office:value="59.071733448678" calcext:value-type="float">
            <text:p>59.0717334487</text:p>
          </table:table-cell>
          <table:table-cell office:value-type="float" office:value="10.383504" calcext:value-type="float">
            <text:p>10.383504</text:p>
          </table:table-cell>
          <table:table-cell table:formula="of:=SUM([.D32:.G32])" office:value-type="float" office:value="188.673756509383" calcext:value-type="float">
            <text:p>188.673756509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 office:value-type="float" office:value="40.979136565664" calcext:value-type="float">
            <text:p>40.9791365657</text:p>
          </table:table-cell>
          <table:table-cell/>
          <table:table-cell office:value-type="float" office:value="52.76298174537" calcext:value-type="float">
            <text:p>52.7629817454</text:p>
          </table:table-cell>
          <table:table-cell office:value-type="float" office:value="62.745497096392" calcext:value-type="float">
            <text:p>62.7454970964</text:p>
          </table:table-cell>
          <table:table-cell office:value-type="float" office:value="50.651842692676" calcext:value-type="float">
            <text:p>50.6518426927</text:p>
          </table:table-cell>
          <table:table-cell office:value-type="float" office:value="10.007638" calcext:value-type="float">
            <text:p>10.007638</text:p>
          </table:table-cell>
          <table:table-cell table:formula="of:=SUM([.D33:.G33])" office:value-type="float" office:value="176.167959534438" calcext:value-type="float">
            <text:p>176.167959534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 office:value-type="float" office:value="40.438928001724" calcext:value-type="float">
            <text:p>40.4389280017</text:p>
          </table:table-cell>
          <table:table-cell/>
          <table:table-cell office:value-type="float" office:value="57.35746884478" calcext:value-type="float">
            <text:p>57.3574688448</text:p>
          </table:table-cell>
          <table:table-cell office:value-type="float" office:value="60.401997777076" calcext:value-type="float">
            <text:p>60.4019977771</text:p>
          </table:table-cell>
          <table:table-cell office:value-type="float" office:value="50.046179187328" calcext:value-type="float">
            <text:p>50.0461791873</text:p>
          </table:table-cell>
          <table:table-cell office:value-type="float" office:value="9.467429" calcext:value-type="float">
            <text:p>9.467429</text:p>
          </table:table-cell>
          <table:table-cell table:formula="of:=SUM([.D34:.G34])" office:value-type="float" office:value="177.273074809184" calcext:value-type="float">
            <text:p>177.273074809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 office:value-type="float" office:value="41.266148312425" calcext:value-type="float">
            <text:p>41.2661483124</text:p>
          </table:table-cell>
          <table:table-cell/>
          <table:table-cell office:value-type="float" office:value="54.493507539366" calcext:value-type="float">
            <text:p>54.4935075394</text:p>
          </table:table-cell>
          <table:table-cell office:value-type="float" office:value="59.977544655298" calcext:value-type="float">
            <text:p>59.9775446553</text:p>
          </table:table-cell>
          <table:table-cell office:value-type="float" office:value="60.704665485834" calcext:value-type="float">
            <text:p>60.7046654858</text:p>
          </table:table-cell>
          <table:table-cell office:value-type="float" office:value="10.294649" calcext:value-type="float">
            <text:p>10.294649</text:p>
          </table:table-cell>
          <table:table-cell table:formula="of:=SUM([.D35:.G35])" office:value-type="float" office:value="185.470366680498" calcext:value-type="float">
            <text:p>185.470366680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 office:value-type="float" office:value="40.010027220839" calcext:value-type="float">
            <text:p>40.0100272208</text:p>
          </table:table-cell>
          <table:table-cell/>
          <table:table-cell office:value-type="float" office:value="57.886267844804" calcext:value-type="float">
            <text:p>57.8862678448</text:p>
          </table:table-cell>
          <table:table-cell office:value-type="float" office:value="57.533690743055" calcext:value-type="float">
            <text:p>57.5336907431</text:p>
          </table:table-cell>
          <table:table-cell office:value-type="float" office:value="56.985561361939" calcext:value-type="float">
            <text:p>56.9855613619</text:p>
          </table:table-cell>
          <table:table-cell office:value-type="float" office:value="9.038528" calcext:value-type="float">
            <text:p>9.038528</text:p>
          </table:table-cell>
          <table:table-cell table:formula="of:=SUM([.D36:.G36])" office:value-type="float" office:value="181.444047949798" calcext:value-type="float">
            <text:p>181.44404794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 office:value-type="float" office:value="42.806006873186" calcext:value-type="float">
            <text:p>42.8060068732</text:p>
          </table:table-cell>
          <table:table-cell/>
          <table:table-cell office:value-type="float" office:value="56.951515219707" calcext:value-type="float">
            <text:p>56.9515152197</text:p>
          </table:table-cell>
          <table:table-cell office:value-type="float" office:value="57.516372269901" calcext:value-type="float">
            <text:p>57.5163722699</text:p>
          </table:table-cell>
          <table:table-cell office:value-type="float" office:value="59.704122746023" calcext:value-type="float">
            <text:p>59.704122746</text:p>
          </table:table-cell>
          <table:table-cell office:value-type="float" office:value="11.834508" calcext:value-type="float">
            <text:p>11.834508</text:p>
          </table:table-cell>
          <table:table-cell table:formula="of:=SUM([.D37:.G37])" office:value-type="float" office:value="186.006518235631" calcext:value-type="float">
            <text:p>186.00651823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 office:value-type="float" office:value="40.643695216512" calcext:value-type="float">
            <text:p>40.6436952165</text:p>
          </table:table-cell>
          <table:table-cell/>
          <table:table-cell office:value-type="float" office:value="60.245927185448" calcext:value-type="float">
            <text:p>60.2459271854</text:p>
          </table:table-cell>
          <table:table-cell office:value-type="float" office:value="55.946050012603" calcext:value-type="float">
            <text:p>55.9460500126</text:p>
          </table:table-cell>
          <table:table-cell office:value-type="float" office:value="57.799050246053" calcext:value-type="float">
            <text:p>57.7990502461</text:p>
          </table:table-cell>
          <table:table-cell office:value-type="float" office:value="9.672196" calcext:value-type="float">
            <text:p>9.672196</text:p>
          </table:table-cell>
          <table:table-cell table:formula="of:=SUM([.D38:.G38])" office:value-type="float" office:value="183.663223444104" calcext:value-type="float">
            <text:p>183.66322344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 office:value-type="float" office:value="42.379776230536" calcext:value-type="float">
            <text:p>42.3797762305</text:p>
          </table:table-cell>
          <table:table-cell/>
          <table:table-cell office:value-type="float" office:value="55.921525114501" calcext:value-type="float">
            <text:p>55.9215251145</text:p>
          </table:table-cell>
          <table:table-cell office:value-type="float" office:value="58.54947552421" calcext:value-type="float">
            <text:p>58.5494755242</text:p>
          </table:table-cell>
          <table:table-cell office:value-type="float" office:value="55.388497410435" calcext:value-type="float">
            <text:p>55.3884974104</text:p>
          </table:table-cell>
          <table:table-cell office:value-type="float" office:value="11.408277" calcext:value-type="float">
            <text:p>11.408277</text:p>
          </table:table-cell>
          <table:table-cell table:formula="of:=SUM([.D39:.G39])" office:value-type="float" office:value="181.267775049146" calcext:value-type="float">
            <text:p>181.267775049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 office:value-type="float" office:value="40.53551948077" calcext:value-type="float">
            <text:p>40.5355194808</text:p>
          </table:table-cell>
          <table:table-cell/>
          <table:table-cell office:value-type="float" office:value="60.09326163172" calcext:value-type="float">
            <text:p>60.0932616317</text:p>
          </table:table-cell>
          <table:table-cell office:value-type="float" office:value="56.756357654733" calcext:value-type="float">
            <text:p>56.7563576547</text:p>
          </table:table-cell>
          <table:table-cell office:value-type="float" office:value="61.628061636571" calcext:value-type="float">
            <text:p>61.6280616366</text:p>
          </table:table-cell>
          <table:table-cell office:value-type="float" office:value="9.56402" calcext:value-type="float">
            <text:p>9.56402</text:p>
          </table:table-cell>
          <table:table-cell table:formula="of:=SUM([.D40:.G40])" office:value-type="float" office:value="188.041700923024" calcext:value-type="float">
            <text:p>188.04170092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 office:value-type="float" office:value="42.728815346789" calcext:value-type="float">
            <text:p>42.7288153468</text:p>
          </table:table-cell>
          <table:table-cell/>
          <table:table-cell office:value-type="float" office:value="59.896254318918" calcext:value-type="float">
            <text:p>59.8962543189</text:p>
          </table:table-cell>
          <table:table-cell office:value-type="float" office:value="53.719839022435" calcext:value-type="float">
            <text:p>53.7198390224</text:p>
          </table:table-cell>
          <table:table-cell office:value-type="float" office:value="52.777861253336" calcext:value-type="float">
            <text:p>52.7778612533</text:p>
          </table:table-cell>
          <table:table-cell office:value-type="float" office:value="11.757316" calcext:value-type="float">
            <text:p>11.757316</text:p>
          </table:table-cell>
          <table:table-cell table:formula="of:=SUM([.D41:.G41])" office:value-type="float" office:value="178.151270594689" calcext:value-type="float">
            <text:p>178.151270594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 office:value-type="float" office:value="41.694142484338" calcext:value-type="float">
            <text:p>41.6941424843</text:p>
          </table:table-cell>
          <table:table-cell/>
          <table:table-cell office:value-type="float" office:value="60.922592054753" calcext:value-type="float">
            <text:p>60.9225920548</text:p>
          </table:table-cell>
          <table:table-cell office:value-type="float" office:value="57.058784973489" calcext:value-type="float">
            <text:p>57.0587849735</text:p>
          </table:table-cell>
          <table:table-cell office:value-type="float" office:value="57.352677466593" calcext:value-type="float">
            <text:p>57.3526774666</text:p>
          </table:table-cell>
          <table:table-cell office:value-type="float" office:value="10.722643" calcext:value-type="float">
            <text:p>10.722643</text:p>
          </table:table-cell>
          <table:table-cell table:formula="of:=SUM([.D42:.G42])" office:value-type="float" office:value="186.056697494835" calcext:value-type="float">
            <text:p>186.056697494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 office:value-type="float" office:value="41.594226245243" calcext:value-type="float">
            <text:p>41.5942262452</text:p>
          </table:table-cell>
          <table:table-cell/>
          <table:table-cell office:value-type="float" office:value="61.404978123316" calcext:value-type="float">
            <text:p>61.4049781233</text:p>
          </table:table-cell>
          <table:table-cell office:value-type="float" office:value="54.589728763163" calcext:value-type="float">
            <text:p>54.5897287632</text:p>
          </table:table-cell>
          <table:table-cell office:value-type="float" office:value="54.981343875327" calcext:value-type="float">
            <text:p>54.9813438753</text:p>
          </table:table-cell>
          <table:table-cell office:value-type="float" office:value="10.622727" calcext:value-type="float">
            <text:p>10.622727</text:p>
          </table:table-cell>
          <table:table-cell table:formula="of:=SUM([.D43:.G43])" office:value-type="float" office:value="181.598777761806" calcext:value-type="float">
            <text:p>181.598777761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 office:value-type="float" office:value="39.618178448211" calcext:value-type="float">
            <text:p>39.6181784482</text:p>
          </table:table-cell>
          <table:table-cell/>
          <table:table-cell office:value-type="float" office:value="54.920139211556" calcext:value-type="float">
            <text:p>54.9201392116</text:p>
          </table:table-cell>
          <table:table-cell office:value-type="float" office:value="48.681284796252" calcext:value-type="float">
            <text:p>48.6812847963</text:p>
          </table:table-cell>
          <table:table-cell office:value-type="float" office:value="53.656920916626" calcext:value-type="float">
            <text:p>53.6569209166</text:p>
          </table:table-cell>
          <table:table-cell office:value-type="float" office:value="8.646679" calcext:value-type="float">
            <text:p>8.646679</text:p>
          </table:table-cell>
          <table:table-cell table:formula="of:=SUM([.D44:.G44])" office:value-type="float" office:value="165.905023924434" calcext:value-type="float">
            <text:p>165.905023924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 office:value-type="float" office:value="41.228690238376" calcext:value-type="float">
            <text:p>41.2286902384</text:p>
          </table:table-cell>
          <table:table-cell/>
          <table:table-cell office:value-type="float" office:value="56.701609791761" calcext:value-type="float">
            <text:p>56.7016097918</text:p>
          </table:table-cell>
          <table:table-cell office:value-type="float" office:value="55.838986759316" calcext:value-type="float">
            <text:p>55.8389867593</text:p>
          </table:table-cell>
          <table:table-cell office:value-type="float" office:value="58.925193536829" calcext:value-type="float">
            <text:p>58.9251935368</text:p>
          </table:table-cell>
          <table:table-cell office:value-type="float" office:value="10.257191" calcext:value-type="float">
            <text:p>10.257191</text:p>
          </table:table-cell>
          <table:table-cell table:formula="of:=SUM([.D45:.G45])" office:value-type="float" office:value="181.722981087906" calcext:value-type="float">
            <text:p>181.722981087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 office:value-type="float" office:value="40.638899836237" calcext:value-type="float">
            <text:p>40.6388998362</text:p>
          </table:table-cell>
          <table:table-cell/>
          <table:table-cell office:value-type="float" office:value="56.712214088587" calcext:value-type="float">
            <text:p>56.7122140886</text:p>
          </table:table-cell>
          <table:table-cell office:value-type="float" office:value="56.684696023218" calcext:value-type="float">
            <text:p>56.6846960232</text:p>
          </table:table-cell>
          <table:table-cell office:value-type="float" office:value="62.243799074013" calcext:value-type="float">
            <text:p>62.243799074</text:p>
          </table:table-cell>
          <table:table-cell office:value-type="float" office:value="9.667401" calcext:value-type="float">
            <text:p>9.667401</text:p>
          </table:table-cell>
          <table:table-cell table:formula="of:=SUM([.D46:.G46])" office:value-type="float" office:value="185.308110185818" calcext:value-type="float">
            <text:p>185.30811018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 office:value-type="float" office:value="41.483415772978" calcext:value-type="float">
            <text:p>41.483415773</text:p>
          </table:table-cell>
          <table:table-cell/>
          <table:table-cell office:value-type="float" office:value="60.80963682486" calcext:value-type="float">
            <text:p>60.8096368249</text:p>
          </table:table-cell>
          <table:table-cell office:value-type="float" office:value="55.097754216522" calcext:value-type="float">
            <text:p>55.0977542165</text:p>
          </table:table-cell>
          <table:table-cell office:value-type="float" office:value="50.984556487502" calcext:value-type="float">
            <text:p>50.9845564875</text:p>
          </table:table-cell>
          <table:table-cell office:value-type="float" office:value="10.511917" calcext:value-type="float">
            <text:p>10.511917</text:p>
          </table:table-cell>
          <table:table-cell table:formula="of:=SUM([.D47:.G47])" office:value-type="float" office:value="177.403864528884" calcext:value-type="float">
            <text:p>177.40386452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 office:value-type="float" office:value="40.237945173909" calcext:value-type="float">
            <text:p>40.2379451739</text:p>
          </table:table-cell>
          <table:table-cell/>
          <table:table-cell office:value-type="float" office:value="57.651265432039" calcext:value-type="float">
            <text:p>57.651265432</text:p>
          </table:table-cell>
          <table:table-cell office:value-type="float" office:value="62.56721901985" calcext:value-type="float">
            <text:p>62.5672190199</text:p>
          </table:table-cell>
          <table:table-cell office:value-type="float" office:value="58.746152999566" calcext:value-type="float">
            <text:p>58.7461529996</text:p>
          </table:table-cell>
          <table:table-cell office:value-type="float" office:value="9.266446" calcext:value-type="float">
            <text:p>9.266446</text:p>
          </table:table-cell>
          <table:table-cell table:formula="of:=SUM([.D48:.G48])" office:value-type="float" office:value="188.231083451455" calcext:value-type="float">
            <text:p>188.231083451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 office:value-type="float" office:value="39.201813565434" calcext:value-type="float">
            <text:p>39.2018135654</text:p>
          </table:table-cell>
          <table:table-cell/>
          <table:table-cell office:value-type="float" office:value="55.058358610915" calcext:value-type="float">
            <text:p>55.0583586109</text:p>
          </table:table-cell>
          <table:table-cell office:value-type="float" office:value="54.969871016185" calcext:value-type="float">
            <text:p>54.9698710162</text:p>
          </table:table-cell>
          <table:table-cell office:value-type="float" office:value="58.595377021787" calcext:value-type="float">
            <text:p>58.5953770218</text:p>
          </table:table-cell>
          <table:table-cell office:value-type="float" office:value="8.230315" calcext:value-type="float">
            <text:p>8.230315</text:p>
          </table:table-cell>
          <table:table-cell table:formula="of:=SUM([.D49:.G49])" office:value-type="float" office:value="176.853921648887" calcext:value-type="float">
            <text:p>176.85392164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 office:value-type="float" office:value="41.135405941353" calcext:value-type="float">
            <text:p>41.1354059414</text:p>
          </table:table-cell>
          <table:table-cell/>
          <table:table-cell office:value-type="float" office:value="57.90776638193" calcext:value-type="float">
            <text:p>57.9077663819</text:p>
          </table:table-cell>
          <table:table-cell office:value-type="float" office:value="53.979140755165" calcext:value-type="float">
            <text:p>53.9791407552</text:p>
          </table:table-cell>
          <table:table-cell office:value-type="float" office:value="56.600105665904" calcext:value-type="float">
            <text:p>56.6001056659</text:p>
          </table:table-cell>
          <table:table-cell office:value-type="float" office:value="10.163907" calcext:value-type="float">
            <text:p>10.163907</text:p>
          </table:table-cell>
          <table:table-cell table:formula="of:=SUM([.D50:.G50])" office:value-type="float" office:value="178.650919802999" calcext:value-type="float">
            <text:p>178.6509198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 office:value-type="float" office:value="42.07108738001" calcext:value-type="float">
            <text:p>42.07108738</text:p>
          </table:table-cell>
          <table:table-cell/>
          <table:table-cell office:value-type="float" office:value="57.763212388585" calcext:value-type="float">
            <text:p>57.7632123886</text:p>
          </table:table-cell>
          <table:table-cell office:value-type="float" office:value="55.570998129577" calcext:value-type="float">
            <text:p>55.5709981296</text:p>
          </table:table-cell>
          <table:table-cell office:value-type="float" office:value="60.242305627036" calcext:value-type="float">
            <text:p>60.242305627</text:p>
          </table:table-cell>
          <table:table-cell office:value-type="float" office:value="11.099588" calcext:value-type="float">
            <text:p>11.099588</text:p>
          </table:table-cell>
          <table:table-cell table:formula="of:=SUM([.D51:.G51])" office:value-type="float" office:value="184.676104145198" calcext:value-type="float">
            <text:p>184.67610414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 office:value-type="float" office:value="42.246855267694" calcext:value-type="float">
            <text:p>42.2468552677</text:p>
          </table:table-cell>
          <table:table-cell/>
          <table:table-cell office:value-type="float" office:value="59.378038715379" calcext:value-type="float">
            <text:p>59.3780387154</text:p>
          </table:table-cell>
          <table:table-cell office:value-type="float" office:value="51.290597433159" calcext:value-type="float">
            <text:p>51.2905974332</text:p>
          </table:table-cell>
          <table:table-cell office:value-type="float" office:value="57.987585740715" calcext:value-type="float">
            <text:p>57.9875857407</text:p>
          </table:table-cell>
          <table:table-cell office:value-type="float" office:value="11.275356" calcext:value-type="float">
            <text:p>11.275356</text:p>
          </table:table-cell>
          <table:table-cell table:formula="of:=SUM([.D52:.G52])" office:value-type="float" office:value="179.931577889253" calcext:value-type="float">
            <text:p>179.931577889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 office:value-type="float" office:value="39.962346553356" calcext:value-type="float">
            <text:p>39.9623465534</text:p>
          </table:table-cell>
          <table:table-cell/>
          <table:table-cell office:value-type="float" office:value="50.905080448081" calcext:value-type="float">
            <text:p>50.9050804481</text:p>
          </table:table-cell>
          <table:table-cell office:value-type="float" office:value="56.02335327905" calcext:value-type="float">
            <text:p>56.0233532791</text:p>
          </table:table-cell>
          <table:table-cell office:value-type="float" office:value="58.34621645845" calcext:value-type="float">
            <text:p>58.3462164585</text:p>
          </table:table-cell>
          <table:table-cell office:value-type="float" office:value="8.990848" calcext:value-type="float">
            <text:p>8.990848</text:p>
          </table:table-cell>
          <table:table-cell table:formula="of:=SUM([.D53:.G53])" office:value-type="float" office:value="174.265498185581" calcext:value-type="float">
            <text:p>174.26549818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 office:value-type="float" office:value="39.019214568193" calcext:value-type="float">
            <text:p>39.0192145682</text:p>
          </table:table-cell>
          <table:table-cell/>
          <table:table-cell office:value-type="float" office:value="55.582421400428" calcext:value-type="float">
            <text:p>55.5824214004</text:p>
          </table:table-cell>
          <table:table-cell office:value-type="float" office:value="56.002985149974" calcext:value-type="float">
            <text:p>56.00298515</text:p>
          </table:table-cell>
          <table:table-cell office:value-type="float" office:value="58.278781451738" calcext:value-type="float">
            <text:p>58.2787814517</text:p>
          </table:table-cell>
          <table:table-cell office:value-type="float" office:value="8.047716" calcext:value-type="float">
            <text:p>8.047716</text:p>
          </table:table-cell>
          <table:table-cell table:formula="of:=SUM([.D54:.G54])" office:value-type="float" office:value="177.91190400214" calcext:value-type="float">
            <text:p>177.91190400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 office:value-type="float" office:value="41.513406313381" calcext:value-type="float">
            <text:p>41.5134063134</text:p>
          </table:table-cell>
          <table:table-cell/>
          <table:table-cell office:value-type="float" office:value="57.108454104884" calcext:value-type="float">
            <text:p>57.1084541049</text:p>
          </table:table-cell>
          <table:table-cell office:value-type="float" office:value="57.540811454139" calcext:value-type="float">
            <text:p>57.5408114541</text:p>
          </table:table-cell>
          <table:table-cell office:value-type="float" office:value="56.870371992368" calcext:value-type="float">
            <text:p>56.8703719924</text:p>
          </table:table-cell>
          <table:table-cell office:value-type="float" office:value="10.541907" calcext:value-type="float">
            <text:p>10.541907</text:p>
          </table:table-cell>
          <table:table-cell table:formula="of:=SUM([.D55:.G55])" office:value-type="float" office:value="182.061544551391" calcext:value-type="float">
            <text:p>182.061544551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 office:value-type="float" office:value="40.846122095189" calcext:value-type="float">
            <text:p>40.8461220952</text:p>
          </table:table-cell>
          <table:table-cell/>
          <table:table-cell office:value-type="float" office:value="57.752542487071" calcext:value-type="float">
            <text:p>57.7525424871</text:p>
          </table:table-cell>
          <table:table-cell office:value-type="float" office:value="55.705890312926" calcext:value-type="float">
            <text:p>55.7058903129</text:p>
          </table:table-cell>
          <table:table-cell office:value-type="float" office:value="60.930074646347" calcext:value-type="float">
            <text:p>60.9300746463</text:p>
          </table:table-cell>
          <table:table-cell office:value-type="float" office:value="9.874623" calcext:value-type="float">
            <text:p>9.874623</text:p>
          </table:table-cell>
          <table:table-cell table:formula="of:=SUM([.D56:.G56])" office:value-type="float" office:value="184.263130446344" calcext:value-type="float">
            <text:p>184.26313044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 office:value-type="float" office:value="42.323251938341" calcext:value-type="float">
            <text:p>42.3232519383</text:p>
          </table:table-cell>
          <table:table-cell/>
          <table:table-cell office:value-type="float" office:value="58.373554139789" calcext:value-type="float">
            <text:p>58.3735541398</text:p>
          </table:table-cell>
          <table:table-cell office:value-type="float" office:value="53.593572260791" calcext:value-type="float">
            <text:p>53.5935722608</text:p>
          </table:table-cell>
          <table:table-cell office:value-type="float" office:value="53.102864076006" calcext:value-type="float">
            <text:p>53.102864076</text:p>
          </table:table-cell>
          <table:table-cell office:value-type="float" office:value="11.351753" calcext:value-type="float">
            <text:p>11.351753</text:p>
          </table:table-cell>
          <table:table-cell table:formula="of:=SUM([.D57:.G57])" office:value-type="float" office:value="176.421743476586" calcext:value-type="float">
            <text:p>176.421743476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 office:value-type="float" office:value="41.928359170206" calcext:value-type="float">
            <text:p>41.9283591702</text:p>
          </table:table-cell>
          <table:table-cell/>
          <table:table-cell office:value-type="float" office:value="52.38025273422" calcext:value-type="float">
            <text:p>52.3802527342</text:p>
          </table:table-cell>
          <table:table-cell office:value-type="float" office:value="57.503701111196" calcext:value-type="float">
            <text:p>57.5037011112</text:p>
          </table:table-cell>
          <table:table-cell office:value-type="float" office:value="56.600487781405" calcext:value-type="float">
            <text:p>56.6004877814</text:p>
          </table:table-cell>
          <table:table-cell office:value-type="float" office:value="10.95686" calcext:value-type="float">
            <text:p>10.95686</text:p>
          </table:table-cell>
          <table:table-cell table:formula="of:=SUM([.D58:.G58])" office:value-type="float" office:value="177.441301626821" calcext:value-type="float">
            <text:p>177.44130162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 office:value-type="float" office:value="39.686832434559" calcext:value-type="float">
            <text:p>39.6868324346</text:p>
          </table:table-cell>
          <table:table-cell/>
          <table:table-cell office:value-type="float" office:value="52.719984856662" calcext:value-type="float">
            <text:p>52.7199848567</text:p>
          </table:table-cell>
          <table:table-cell office:value-type="float" office:value="53.074063657619" calcext:value-type="float">
            <text:p>53.0740636576</text:p>
          </table:table-cell>
          <table:table-cell office:value-type="float" office:value="53.451950733093" calcext:value-type="float">
            <text:p>53.4519507331</text:p>
          </table:table-cell>
          <table:table-cell office:value-type="float" office:value="8.715333" calcext:value-type="float">
            <text:p>8.715333</text:p>
          </table:table-cell>
          <table:table-cell table:formula="of:=SUM([.D59:.G59])" office:value-type="float" office:value="167.961332247374" calcext:value-type="float">
            <text:p>167.96133224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 office:value-type="float" office:value="37.998546625342" calcext:value-type="float">
            <text:p>37.9985466253</text:p>
          </table:table-cell>
          <table:table-cell/>
          <table:table-cell office:value-type="float" office:value="59.654746337935" calcext:value-type="float">
            <text:p>59.6547463379</text:p>
          </table:table-cell>
          <table:table-cell office:value-type="float" office:value="59.982955853016" calcext:value-type="float">
            <text:p>59.982955853</text:p>
          </table:table-cell>
          <table:table-cell office:value-type="float" office:value="54.157794993696" calcext:value-type="float">
            <text:p>54.1577949937</text:p>
          </table:table-cell>
          <table:table-cell office:value-type="float" office:value="7.027048" calcext:value-type="float">
            <text:p>7.027048</text:p>
          </table:table-cell>
          <table:table-cell table:formula="of:=SUM([.D60:.G60])" office:value-type="float" office:value="180.822545184647" calcext:value-type="float">
            <text:p>180.82254518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 office:value-type="float" office:value="44.224649083565" calcext:value-type="float">
            <text:p>44.2246490836</text:p>
          </table:table-cell>
          <table:table-cell/>
          <table:table-cell office:value-type="float" office:value="57.00666779257" calcext:value-type="float">
            <text:p>57.0066677926</text:p>
          </table:table-cell>
          <table:table-cell office:value-type="float" office:value="57.945801695607" calcext:value-type="float">
            <text:p>57.9458016956</text:p>
          </table:table-cell>
          <table:table-cell office:value-type="float" office:value="56.832960947736" calcext:value-type="float">
            <text:p>56.8329609477</text:p>
          </table:table-cell>
          <table:table-cell office:value-type="float" office:value="13.25315" calcext:value-type="float">
            <text:p>13.25315</text:p>
          </table:table-cell>
          <table:table-cell table:formula="of:=SUM([.D61:.G61])" office:value-type="float" office:value="185.038580435913" calcext:value-type="float">
            <text:p>185.03858043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 office:value-type="float" office:value="39.023123345011" calcext:value-type="float">
            <text:p>39.023123345</text:p>
          </table:table-cell>
          <table:table-cell/>
          <table:table-cell office:value-type="float" office:value="57.436073350685" calcext:value-type="float">
            <text:p>57.4360733507</text:p>
          </table:table-cell>
          <table:table-cell office:value-type="float" office:value="59.126296920691" calcext:value-type="float">
            <text:p>59.1262969207</text:p>
          </table:table-cell>
          <table:table-cell office:value-type="float" office:value="55.345120465238" calcext:value-type="float">
            <text:p>55.3451204652</text:p>
          </table:table-cell>
          <table:table-cell office:value-type="float" office:value="8.051624" calcext:value-type="float">
            <text:p>8.051624</text:p>
          </table:table-cell>
          <table:table-cell table:formula="of:=SUM([.D62:.G62])" office:value-type="float" office:value="179.959114736614" calcext:value-type="float">
            <text:p>179.959114736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 office:value-type="float" office:value="38.783517050239" calcext:value-type="float">
            <text:p>38.7835170502</text:p>
          </table:table-cell>
          <table:table-cell/>
          <table:table-cell office:value-type="float" office:value="59.493271876992" calcext:value-type="float">
            <text:p>59.493271877</text:p>
          </table:table-cell>
          <table:table-cell office:value-type="float" office:value="51.279989829721" calcext:value-type="float">
            <text:p>51.2799898297</text:p>
          </table:table-cell>
          <table:table-cell office:value-type="float" office:value="60.899753431302" calcext:value-type="float">
            <text:p>60.8997534313</text:p>
          </table:table-cell>
          <table:table-cell office:value-type="float" office:value="7.812018" calcext:value-type="float">
            <text:p>7.812018</text:p>
          </table:table-cell>
          <table:table-cell table:formula="of:=SUM([.D63:.G63])" office:value-type="float" office:value="179.485033138015" calcext:value-type="float">
            <text:p>179.48503313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 office:value-type="float" office:value="40.902857537894" calcext:value-type="float">
            <text:p>40.9028575379</text:p>
          </table:table-cell>
          <table:table-cell/>
          <table:table-cell office:value-type="float" office:value="54.624147787496" calcext:value-type="float">
            <text:p>54.6241477875</text:p>
          </table:table-cell>
          <table:table-cell office:value-type="float" office:value="54.578478693711" calcext:value-type="float">
            <text:p>54.5784786937</text:p>
          </table:table-cell>
          <table:table-cell office:value-type="float" office:value="57.558771959513" calcext:value-type="float">
            <text:p>57.5587719595</text:p>
          </table:table-cell>
          <table:table-cell office:value-type="float" office:value="9.931359" calcext:value-type="float">
            <text:p>9.931359</text:p>
          </table:table-cell>
          <table:table-cell table:formula="of:=SUM([.D64:.G64])" office:value-type="float" office:value="176.69275744072" calcext:value-type="float">
            <text:p>176.692757440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 office:value-type="float" office:value="40.023477721911" calcext:value-type="float">
            <text:p>40.0234777219</text:p>
          </table:table-cell>
          <table:table-cell/>
          <table:table-cell office:value-type="float" office:value="58.323389842653" calcext:value-type="float">
            <text:p>58.3233898427</text:p>
          </table:table-cell>
          <table:table-cell office:value-type="float" office:value="54.855524534782" calcext:value-type="float">
            <text:p>54.8555245348</text:p>
          </table:table-cell>
          <table:table-cell office:value-type="float" office:value="55.420176871587" calcext:value-type="float">
            <text:p>55.4201768716</text:p>
          </table:table-cell>
          <table:table-cell office:value-type="float" office:value="9.051979" calcext:value-type="float">
            <text:p>9.051979</text:p>
          </table:table-cell>
          <table:table-cell table:formula="of:=SUM([.D65:.G65])" office:value-type="float" office:value="177.651070249022" calcext:value-type="float">
            <text:p>177.65107024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 office:value-type="float" office:value="42.967190510054" calcext:value-type="float">
            <text:p>42.9671905101</text:p>
          </table:table-cell>
          <table:table-cell/>
          <table:table-cell office:value-type="float" office:value="57.56991507734" calcext:value-type="float">
            <text:p>57.5699150773</text:p>
          </table:table-cell>
          <table:table-cell office:value-type="float" office:value="60.937074400468" calcext:value-type="float">
            <text:p>60.9370744005</text:p>
          </table:table-cell>
          <table:table-cell office:value-type="float" office:value="56.684823871233" calcext:value-type="float">
            <text:p>56.6848238712</text:p>
          </table:table-cell>
          <table:table-cell office:value-type="float" office:value="11.995692" calcext:value-type="float">
            <text:p>11.995692</text:p>
          </table:table-cell>
          <table:table-cell table:formula="of:=SUM([.D66:.G66])" office:value-type="float" office:value="187.187505349041" calcext:value-type="float">
            <text:p>187.18750534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 office:value-type="float" office:value="42.99780128817" calcext:value-type="float">
            <text:p>42.9978012882</text:p>
          </table:table-cell>
          <table:table-cell/>
          <table:table-cell office:value-type="float" office:value="54.392196798973" calcext:value-type="float">
            <text:p>54.392196799</text:p>
          </table:table-cell>
          <table:table-cell office:value-type="float" office:value="58.118992440983" calcext:value-type="float">
            <text:p>58.118992441</text:p>
          </table:table-cell>
          <table:table-cell office:value-type="float" office:value="57.8815154808" calcext:value-type="float">
            <text:p>57.8815154808</text:p>
          </table:table-cell>
          <table:table-cell office:value-type="float" office:value="12.026302" calcext:value-type="float">
            <text:p>12.026302</text:p>
          </table:table-cell>
          <table:table-cell table:formula="of:=SUM([.D67:.G67])" office:value-type="float" office:value="182.419006720756" calcext:value-type="float">
            <text:p>182.41900672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 office:value-type="float" office:value="42.471302753574" calcext:value-type="float">
            <text:p>42.4713027536</text:p>
          </table:table-cell>
          <table:table-cell/>
          <table:table-cell office:value-type="float" office:value="59.867109363243" calcext:value-type="float">
            <text:p>59.8671093632</text:p>
          </table:table-cell>
          <table:table-cell office:value-type="float" office:value="53.706226804614" calcext:value-type="float">
            <text:p>53.7062268046</text:p>
          </table:table-cell>
          <table:table-cell office:value-type="float" office:value="52.51703994363" calcext:value-type="float">
            <text:p>52.5170399436</text:p>
          </table:table-cell>
          <table:table-cell office:value-type="float" office:value="11.499804" calcext:value-type="float">
            <text:p>11.499804</text:p>
          </table:table-cell>
          <table:table-cell table:formula="of:=SUM([.D68:.G68])" office:value-type="float" office:value="177.590180111487" calcext:value-type="float">
            <text:p>177.590180111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 office:value-type="float" office:value="41.286410595503" calcext:value-type="float">
            <text:p>41.2864105955</text:p>
          </table:table-cell>
          <table:table-cell/>
          <table:table-cell office:value-type="float" office:value="53.569245445489" calcext:value-type="float">
            <text:p>53.5692454455</text:p>
          </table:table-cell>
          <table:table-cell office:value-type="float" office:value="53.984130758728" calcext:value-type="float">
            <text:p>53.9841307587</text:p>
          </table:table-cell>
          <table:table-cell office:value-type="float" office:value="56.77873420717" calcext:value-type="float">
            <text:p>56.7787342072</text:p>
          </table:table-cell>
          <table:table-cell office:value-type="float" office:value="10.314912" calcext:value-type="float">
            <text:p>10.314912</text:p>
          </table:table-cell>
          <table:table-cell table:formula="of:=SUM([.D69:.G69])" office:value-type="float" office:value="174.647022411387" calcext:value-type="float">
            <text:p>174.647022411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 office:value-type="float" office:value="40.981920638756" calcext:value-type="float">
            <text:p>40.9819206388</text:p>
          </table:table-cell>
          <table:table-cell/>
          <table:table-cell office:value-type="float" office:value="57.723651141911" calcext:value-type="float">
            <text:p>57.7236511419</text:p>
          </table:table-cell>
          <table:table-cell office:value-type="float" office:value="57.042632836349" calcext:value-type="float">
            <text:p>57.0426328363</text:p>
          </table:table-cell>
          <table:table-cell office:value-type="float" office:value="56.830605281578" calcext:value-type="float">
            <text:p>56.8306052816</text:p>
          </table:table-cell>
          <table:table-cell office:value-type="float" office:value="10.010422" calcext:value-type="float">
            <text:p>10.010422</text:p>
          </table:table-cell>
          <table:table-cell table:formula="of:=SUM([.D70:.G70])" office:value-type="float" office:value="181.607311259838" calcext:value-type="float">
            <text:p>181.60731125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 office:value-type="float" office:value="39.370200811334" calcext:value-type="float">
            <text:p>39.3702008113</text:p>
          </table:table-cell>
          <table:table-cell/>
          <table:table-cell office:value-type="float" office:value="56.09082990459" calcext:value-type="float">
            <text:p>56.0908299046</text:p>
          </table:table-cell>
          <table:table-cell office:value-type="float" office:value="56.853068724538" calcext:value-type="float">
            <text:p>56.8530687245</text:p>
          </table:table-cell>
          <table:table-cell office:value-type="float" office:value="61.154396897215" calcext:value-type="float">
            <text:p>61.1543968972</text:p>
          </table:table-cell>
          <table:table-cell office:value-type="float" office:value="8.398702" calcext:value-type="float">
            <text:p>8.398702</text:p>
          </table:table-cell>
          <table:table-cell table:formula="of:=SUM([.D71:.G71])" office:value-type="float" office:value="182.496997526343" calcext:value-type="float">
            <text:p>182.49699752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 office:value-type="float" office:value="41.897890059742" calcext:value-type="float">
            <text:p>41.8978900597</text:p>
          </table:table-cell>
          <table:table-cell/>
          <table:table-cell office:value-type="float" office:value="50.51000642265" calcext:value-type="float">
            <text:p>50.5100064227</text:p>
          </table:table-cell>
          <table:table-cell office:value-type="float" office:value="55.972001374906" calcext:value-type="float">
            <text:p>55.9720013749</text:p>
          </table:table-cell>
          <table:table-cell office:value-type="float" office:value="58.723884895741" calcext:value-type="float">
            <text:p>58.7238848957</text:p>
          </table:table-cell>
          <table:table-cell office:value-type="float" office:value="10.926391" calcext:value-type="float">
            <text:p>10.926391</text:p>
          </table:table-cell>
          <table:table-cell table:formula="of:=SUM([.D72:.G72])" office:value-type="float" office:value="176.132283693297" calcext:value-type="float">
            <text:p>176.132283693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 office:value-type="float" office:value="42.059999885963" calcext:value-type="float">
            <text:p>42.059999886</text:p>
          </table:table-cell>
          <table:table-cell/>
          <table:table-cell office:value-type="float" office:value="51.737893620901" calcext:value-type="float">
            <text:p>51.7378936209</text:p>
          </table:table-cell>
          <table:table-cell office:value-type="float" office:value="55.892692625529" calcext:value-type="float">
            <text:p>55.8926926255</text:p>
          </table:table-cell>
          <table:table-cell office:value-type="float" office:value="53.871756859849" calcext:value-type="float">
            <text:p>53.8717568598</text:p>
          </table:table-cell>
          <table:table-cell office:value-type="float" office:value="11.088501" calcext:value-type="float">
            <text:p>11.088501</text:p>
          </table:table-cell>
          <table:table-cell table:formula="of:=SUM([.D73:.G73])" office:value-type="float" office:value="172.590844106279" calcext:value-type="float">
            <text:p>172.59084410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 office:value-type="float" office:value="41.004265127377" calcext:value-type="float">
            <text:p>41.0042651274</text:p>
          </table:table-cell>
          <table:table-cell/>
          <table:table-cell office:value-type="float" office:value="55.764840413654" calcext:value-type="float">
            <text:p>55.7648404137</text:p>
          </table:table-cell>
          <table:table-cell office:value-type="float" office:value="57.242196862545" calcext:value-type="float">
            <text:p>57.2421968625</text:p>
          </table:table-cell>
          <table:table-cell office:value-type="float" office:value="55.761088974728" calcext:value-type="float">
            <text:p>55.7610889747</text:p>
          </table:table-cell>
          <table:table-cell office:value-type="float" office:value="10.032766" calcext:value-type="float">
            <text:p>10.032766</text:p>
          </table:table-cell>
          <table:table-cell table:formula="of:=SUM([.D74:.G74])" office:value-type="float" office:value="178.800892250927" calcext:value-type="float">
            <text:p>178.80089225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 office:value-type="float" office:value="41.044605426072" calcext:value-type="float">
            <text:p>41.0446054261</text:p>
          </table:table-cell>
          <table:table-cell/>
          <table:table-cell office:value-type="float" office:value="56.894372673981" calcext:value-type="float">
            <text:p>56.894372674</text:p>
          </table:table-cell>
          <table:table-cell office:value-type="float" office:value="61.115153721094" calcext:value-type="float">
            <text:p>61.1151537211</text:p>
          </table:table-cell>
          <table:table-cell office:value-type="float" office:value="59.039100414632" calcext:value-type="float">
            <text:p>59.0391004146</text:p>
          </table:table-cell>
          <table:table-cell office:value-type="float" office:value="10.073106" calcext:value-type="float">
            <text:p>10.073106</text:p>
          </table:table-cell>
          <table:table-cell table:formula="of:=SUM([.D75:.G75])" office:value-type="float" office:value="187.121732809707" calcext:value-type="float">
            <text:p>187.121732809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 office:value-type="float" office:value="40.191202058901" calcext:value-type="float">
            <text:p>40.1912020589</text:p>
          </table:table-cell>
          <table:table-cell/>
          <table:table-cell office:value-type="float" office:value="56.14373194801" calcext:value-type="float">
            <text:p>56.143731948</text:p>
          </table:table-cell>
          <table:table-cell office:value-type="float" office:value="56.535175934752" calcext:value-type="float">
            <text:p>56.5351759348</text:p>
          </table:table-cell>
          <table:table-cell office:value-type="float" office:value="58.230148161823" calcext:value-type="float">
            <text:p>58.2301481618</text:p>
          </table:table-cell>
          <table:table-cell office:value-type="float" office:value="9.219703" calcext:value-type="float">
            <text:p>9.219703</text:p>
          </table:table-cell>
          <table:table-cell table:formula="of:=SUM([.D76:.G76])" office:value-type="float" office:value="180.128759044585" calcext:value-type="float">
            <text:p>180.12875904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 office:value-type="float" office:value="39.113223484629" calcext:value-type="float">
            <text:p>39.1132234846</text:p>
          </table:table-cell>
          <table:table-cell/>
          <table:table-cell office:value-type="float" office:value="59.851829103656" calcext:value-type="float">
            <text:p>59.8518291037</text:p>
          </table:table-cell>
          <table:table-cell office:value-type="float" office:value="56.784708169094" calcext:value-type="float">
            <text:p>56.7847081691</text:p>
          </table:table-cell>
          <table:table-cell office:value-type="float" office:value="55.960194554655" calcext:value-type="float">
            <text:p>55.9601945547</text:p>
          </table:table-cell>
          <table:table-cell office:value-type="float" office:value="8.141724" calcext:value-type="float">
            <text:p>8.141724</text:p>
          </table:table-cell>
          <table:table-cell table:formula="of:=SUM([.D77:.G77])" office:value-type="float" office:value="180.738455827405" calcext:value-type="float">
            <text:p>180.73845582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 office:value-type="float" office:value="39.548435717757" calcext:value-type="float">
            <text:p>39.5484357178</text:p>
          </table:table-cell>
          <table:table-cell/>
          <table:table-cell office:value-type="float" office:value="55.563534039133" calcext:value-type="float">
            <text:p>55.5635340391</text:p>
          </table:table-cell>
          <table:table-cell office:value-type="float" office:value="60.590702174518" calcext:value-type="float">
            <text:p>60.5907021745</text:p>
          </table:table-cell>
          <table:table-cell office:value-type="float" office:value="58.208350818425" calcext:value-type="float">
            <text:p>58.2083508184</text:p>
          </table:table-cell>
          <table:table-cell office:value-type="float" office:value="8.576937" calcext:value-type="float">
            <text:p>8.576937</text:p>
          </table:table-cell>
          <table:table-cell table:formula="of:=SUM([.D78:.G78])" office:value-type="float" office:value="182.939524032076" calcext:value-type="float">
            <text:p>182.93952403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 office:value-type="float" office:value="42.573538263693" calcext:value-type="float">
            <text:p>42.5735382637</text:p>
          </table:table-cell>
          <table:table-cell/>
          <table:table-cell office:value-type="float" office:value="53.029361239863" calcext:value-type="float">
            <text:p>53.0293612399</text:p>
          </table:table-cell>
          <table:table-cell office:value-type="float" office:value="60.901316267141" calcext:value-type="float">
            <text:p>60.9013162671</text:p>
          </table:table-cell>
          <table:table-cell office:value-type="float" office:value="58.557866808097" calcext:value-type="float">
            <text:p>58.5578668081</text:p>
          </table:table-cell>
          <table:table-cell office:value-type="float" office:value="11.602039" calcext:value-type="float">
            <text:p>11.602039</text:p>
          </table:table-cell>
          <table:table-cell table:formula="of:=SUM([.D79:.G79])" office:value-type="float" office:value="184.090583315101" calcext:value-type="float">
            <text:p>184.090583315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 office:value-type="float" office:value="40.831153358853" calcext:value-type="float">
            <text:p>40.8311533589</text:p>
          </table:table-cell>
          <table:table-cell/>
          <table:table-cell office:value-type="float" office:value="57.861782705639" calcext:value-type="float">
            <text:p>57.8617827056</text:p>
          </table:table-cell>
          <table:table-cell office:value-type="float" office:value="57.300589283269" calcext:value-type="float">
            <text:p>57.3005892833</text:p>
          </table:table-cell>
          <table:table-cell office:value-type="float" office:value="57.909143983621" calcext:value-type="float">
            <text:p>57.9091439836</text:p>
          </table:table-cell>
          <table:table-cell office:value-type="float" office:value="9.859654" calcext:value-type="float">
            <text:p>9.859654</text:p>
          </table:table-cell>
          <table:table-cell table:formula="of:=SUM([.D80:.G80])" office:value-type="float" office:value="182.931169972529" calcext:value-type="float">
            <text:p>182.93116997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 office:value-type="float" office:value="39.928056633077" calcext:value-type="float">
            <text:p>39.9280566331</text:p>
          </table:table-cell>
          <table:table-cell/>
          <table:table-cell office:value-type="float" office:value="59.707110734499" calcext:value-type="float">
            <text:p>59.7071107345</text:p>
          </table:table-cell>
          <table:table-cell office:value-type="float" office:value="58.299891477937" calcext:value-type="float">
            <text:p>58.2998914779</text:p>
          </table:table-cell>
          <table:table-cell office:value-type="float" office:value="55.665712137292" calcext:value-type="float">
            <text:p>55.6657121373</text:p>
          </table:table-cell>
          <table:table-cell office:value-type="float" office:value="8.956558" calcext:value-type="float">
            <text:p>8.956558</text:p>
          </table:table-cell>
          <table:table-cell table:formula="of:=SUM([.D81:.G81])" office:value-type="float" office:value="182.629272349728" calcext:value-type="float">
            <text:p>182.629272349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 office:value-type="float" office:value="41.355212646422" calcext:value-type="float">
            <text:p>41.3552126464</text:p>
          </table:table-cell>
          <table:table-cell/>
          <table:table-cell office:value-type="float" office:value="48.876582866563" calcext:value-type="float">
            <text:p>48.8765828666</text:p>
          </table:table-cell>
          <table:table-cell office:value-type="float" office:value="61.807793650735" calcext:value-type="float">
            <text:p>61.8077936507</text:p>
          </table:table-cell>
          <table:table-cell office:value-type="float" office:value="56.208465850013" calcext:value-type="float">
            <text:p>56.20846585</text:p>
          </table:table-cell>
          <table:table-cell office:value-type="float" office:value="10.383714" calcext:value-type="float">
            <text:p>10.383714</text:p>
          </table:table-cell>
          <table:table-cell table:formula="of:=SUM([.D82:.G82])" office:value-type="float" office:value="177.276556367311" calcext:value-type="float">
            <text:p>177.276556367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 office:value-type="float" office:value="39.149404760167" calcext:value-type="float">
            <text:p>39.1494047602</text:p>
          </table:table-cell>
          <table:table-cell/>
          <table:table-cell office:value-type="float" office:value="57.613647572635" calcext:value-type="float">
            <text:p>57.6136475726</text:p>
          </table:table-cell>
          <table:table-cell office:value-type="float" office:value="51.751732616157" calcext:value-type="float">
            <text:p>51.7517326162</text:p>
          </table:table-cell>
          <table:table-cell office:value-type="float" office:value="54.834946184202" calcext:value-type="float">
            <text:p>54.8349461842</text:p>
          </table:table-cell>
          <table:table-cell office:value-type="float" office:value="8.177906" calcext:value-type="float">
            <text:p>8.177906</text:p>
          </table:table-cell>
          <table:table-cell table:formula="of:=SUM([.D83:.G83])" office:value-type="float" office:value="172.378232372994" calcext:value-type="float">
            <text:p>172.37823237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 office:value-type="float" office:value="41.669753755582" calcext:value-type="float">
            <text:p>41.6697537556</text:p>
          </table:table-cell>
          <table:table-cell/>
          <table:table-cell office:value-type="float" office:value="58.331282646272" calcext:value-type="float">
            <text:p>58.3312826463</text:p>
          </table:table-cell>
          <table:table-cell office:value-type="float" office:value="52.552608843407" calcext:value-type="float">
            <text:p>52.5526088434</text:p>
          </table:table-cell>
          <table:table-cell office:value-type="float" office:value="59.039246996089" calcext:value-type="float">
            <text:p>59.0392469961</text:p>
          </table:table-cell>
          <table:table-cell office:value-type="float" office:value="10.698255" calcext:value-type="float">
            <text:p>10.698255</text:p>
          </table:table-cell>
          <table:table-cell table:formula="of:=SUM([.D84:.G84])" office:value-type="float" office:value="180.621393485768" calcext:value-type="float">
            <text:p>180.62139348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 office:value-type="float" office:value="40.140542076336" calcext:value-type="float">
            <text:p>40.1405420763</text:p>
          </table:table-cell>
          <table:table-cell/>
          <table:table-cell office:value-type="float" office:value="51.41690044105" calcext:value-type="float">
            <text:p>51.4169004411</text:p>
          </table:table-cell>
          <table:table-cell office:value-type="float" office:value="57.056021561895" calcext:value-type="float">
            <text:p>57.0560215619</text:p>
          </table:table-cell>
          <table:table-cell office:value-type="float" office:value="54.381494273337" calcext:value-type="float">
            <text:p>54.3814942733</text:p>
          </table:table-cell>
          <table:table-cell office:value-type="float" office:value="9.169043" calcext:value-type="float">
            <text:p>9.169043</text:p>
          </table:table-cell>
          <table:table-cell table:formula="of:=SUM([.D85:.G85])" office:value-type="float" office:value="172.023459276282" calcext:value-type="float">
            <text:p>172.02345927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 office:value-type="float" office:value="41.28321304028" calcext:value-type="float">
            <text:p>41.2832130403</text:p>
          </table:table-cell>
          <table:table-cell/>
          <table:table-cell office:value-type="float" office:value="55.840883956874" calcext:value-type="float">
            <text:p>55.8408839569</text:p>
          </table:table-cell>
          <table:table-cell office:value-type="float" office:value="59.540047071778" calcext:value-type="float">
            <text:p>59.5400470718</text:p>
          </table:table-cell>
          <table:table-cell office:value-type="float" office:value="57.075929326685" calcext:value-type="float">
            <text:p>57.0759293267</text:p>
          </table:table-cell>
          <table:table-cell office:value-type="float" office:value="10.311714" calcext:value-type="float">
            <text:p>10.311714</text:p>
          </table:table-cell>
          <table:table-cell table:formula="of:=SUM([.D86:.G86])" office:value-type="float" office:value="182.768574355337" calcext:value-type="float">
            <text:p>182.768574355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 office:value-type="float" office:value="42.704401819645" calcext:value-type="float">
            <text:p>42.7044018196</text:p>
          </table:table-cell>
          <table:table-cell/>
          <table:table-cell office:value-type="float" office:value="55.220473235046" calcext:value-type="float">
            <text:p>55.220473235</text:p>
          </table:table-cell>
          <table:table-cell office:value-type="float" office:value="55.44200596007" calcext:value-type="float">
            <text:p>55.4420059601</text:p>
          </table:table-cell>
          <table:table-cell office:value-type="float" office:value="56.662807256757" calcext:value-type="float">
            <text:p>56.6628072568</text:p>
          </table:table-cell>
          <table:table-cell office:value-type="float" office:value="11.732903" calcext:value-type="float">
            <text:p>11.732903</text:p>
          </table:table-cell>
          <table:table-cell table:formula="of:=SUM([.D87:.G87])" office:value-type="float" office:value="179.058189451873" calcext:value-type="float">
            <text:p>179.058189451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 office:value-type="float" office:value="40.2818448325" calcext:value-type="float">
            <text:p>40.2818448325</text:p>
          </table:table-cell>
          <table:table-cell/>
          <table:table-cell office:value-type="float" office:value="54.922476971462" calcext:value-type="float">
            <text:p>54.9224769715</text:p>
          </table:table-cell>
          <table:table-cell office:value-type="float" office:value="61.048832295285" calcext:value-type="float">
            <text:p>61.0488322953</text:p>
          </table:table-cell>
          <table:table-cell office:value-type="float" office:value="60.026717958606" calcext:value-type="float">
            <text:p>60.0267179586</text:p>
          </table:table-cell>
          <table:table-cell office:value-type="float" office:value="9.310346" calcext:value-type="float">
            <text:p>9.310346</text:p>
          </table:table-cell>
          <table:table-cell table:formula="of:=SUM([.D88:.G88])" office:value-type="float" office:value="185.308373225353" calcext:value-type="float">
            <text:p>185.308373225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 office:value-type="float" office:value="42.5631305834" calcext:value-type="float">
            <text:p>42.5631305834</text:p>
          </table:table-cell>
          <table:table-cell/>
          <table:table-cell office:value-type="float" office:value="50.429517092867" calcext:value-type="float">
            <text:p>50.4295170929</text:p>
          </table:table-cell>
          <table:table-cell office:value-type="float" office:value="60.882816374806" calcext:value-type="float">
            <text:p>60.8828163748</text:p>
          </table:table-cell>
          <table:table-cell office:value-type="float" office:value="59.293520554919" calcext:value-type="float">
            <text:p>59.2935205549</text:p>
          </table:table-cell>
          <table:table-cell office:value-type="float" office:value="11.591632" calcext:value-type="float">
            <text:p>11.591632</text:p>
          </table:table-cell>
          <table:table-cell table:formula="of:=SUM([.D89:.G89])" office:value-type="float" office:value="182.197486022592" calcext:value-type="float">
            <text:p>182.19748602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 office:value-type="float" office:value="40.163713146739" calcext:value-type="float">
            <text:p>40.1637131467</text:p>
          </table:table-cell>
          <table:table-cell/>
          <table:table-cell office:value-type="float" office:value="57.42056609094" calcext:value-type="float">
            <text:p>57.4205660909</text:p>
          </table:table-cell>
          <table:table-cell office:value-type="float" office:value="57.488565181594" calcext:value-type="float">
            <text:p>57.4885651816</text:p>
          </table:table-cell>
          <table:table-cell office:value-type="float" office:value="62.598984238815" calcext:value-type="float">
            <text:p>62.5989842388</text:p>
          </table:table-cell>
          <table:table-cell office:value-type="float" office:value="9.192214" calcext:value-type="float">
            <text:p>9.192214</text:p>
          </table:table-cell>
          <table:table-cell table:formula="of:=SUM([.D90:.G90])" office:value-type="float" office:value="186.700329511349" calcext:value-type="float">
            <text:p>186.700329511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 office:value-type="float" office:value="42.158834935646" calcext:value-type="float">
            <text:p>42.1588349356</text:p>
          </table:table-cell>
          <table:table-cell/>
          <table:table-cell office:value-type="float" office:value="56.30492081654" calcext:value-type="float">
            <text:p>56.3049208165</text:p>
          </table:table-cell>
          <table:table-cell office:value-type="float" office:value="57.466893717826" calcext:value-type="float">
            <text:p>57.4668937178</text:p>
          </table:table-cell>
          <table:table-cell office:value-type="float" office:value="56.440797449348" calcext:value-type="float">
            <text:p>56.4407974493</text:p>
          </table:table-cell>
          <table:table-cell office:value-type="float" office:value="11.187336" calcext:value-type="float">
            <text:p>11.187336</text:p>
          </table:table-cell>
          <table:table-cell table:formula="of:=SUM([.D91:.G91])" office:value-type="float" office:value="181.399947983714" calcext:value-type="float">
            <text:p>181.399947983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 office:value-type="float" office:value="41.598599563483" calcext:value-type="float">
            <text:p>41.5985995635</text:p>
          </table:table-cell>
          <table:table-cell/>
          <table:table-cell office:value-type="float" office:value="58.654331397401" calcext:value-type="float">
            <text:p>58.6543313974</text:p>
          </table:table-cell>
          <table:table-cell office:value-type="float" office:value="56.373799477825" calcext:value-type="float">
            <text:p>56.3737994778</text:p>
          </table:table-cell>
          <table:table-cell office:value-type="float" office:value="57.606777637959" calcext:value-type="float">
            <text:p>57.606777638</text:p>
          </table:table-cell>
          <table:table-cell office:value-type="float" office:value="10.627101" calcext:value-type="float">
            <text:p>10.627101</text:p>
          </table:table-cell>
          <table:table-cell table:formula="of:=SUM([.D92:.G92])" office:value-type="float" office:value="183.262009513185" calcext:value-type="float">
            <text:p>183.26200951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 office:value-type="float" office:value="42.594718260827" calcext:value-type="float">
            <text:p>42.5947182608</text:p>
          </table:table-cell>
          <table:table-cell/>
          <table:table-cell office:value-type="float" office:value="56.971880433998" calcext:value-type="float">
            <text:p>56.971880434</text:p>
          </table:table-cell>
          <table:table-cell office:value-type="float" office:value="57.865277278486" calcext:value-type="float">
            <text:p>57.8652772785</text:p>
          </table:table-cell>
          <table:table-cell office:value-type="float" office:value="58.999421134872" calcext:value-type="float">
            <text:p>58.9994211349</text:p>
          </table:table-cell>
          <table:table-cell office:value-type="float" office:value="11.623219" calcext:value-type="float">
            <text:p>11.623219</text:p>
          </table:table-cell>
          <table:table-cell table:formula="of:=SUM([.D93:.G93])" office:value-type="float" office:value="185.459797847356" calcext:value-type="float">
            <text:p>185.45979784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 office:value-type="float" office:value="41.194167784222" calcext:value-type="float">
            <text:p>41.1941677842</text:p>
          </table:table-cell>
          <table:table-cell/>
          <table:table-cell office:value-type="float" office:value="58.520558360728" calcext:value-type="float">
            <text:p>58.5205583607</text:p>
          </table:table-cell>
          <table:table-cell office:value-type="float" office:value="58.138845498653" calcext:value-type="float">
            <text:p>58.1388454987</text:p>
          </table:table-cell>
          <table:table-cell office:value-type="float" office:value="57.959306774898" calcext:value-type="float">
            <text:p>57.9593067749</text:p>
          </table:table-cell>
          <table:table-cell office:value-type="float" office:value="10.222669" calcext:value-type="float">
            <text:p>10.222669</text:p>
          </table:table-cell>
          <table:table-cell table:formula="of:=SUM([.D94:.G94])" office:value-type="float" office:value="184.841379634279" calcext:value-type="float">
            <text:p>184.841379634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 office:value-type="float" office:value="38.640268556534" calcext:value-type="float">
            <text:p>38.6402685565</text:p>
          </table:table-cell>
          <table:table-cell/>
          <table:table-cell office:value-type="float" office:value="62.098396583766" calcext:value-type="float">
            <text:p>62.0983965838</text:p>
          </table:table-cell>
          <table:table-cell office:value-type="float" office:value="57.069348450425" calcext:value-type="float">
            <text:p>57.0693484504</text:p>
          </table:table-cell>
          <table:table-cell office:value-type="float" office:value="53.471094400391" calcext:value-type="float">
            <text:p>53.4710944004</text:p>
          </table:table-cell>
          <table:table-cell office:value-type="float" office:value="7.66877" calcext:value-type="float">
            <text:p>7.66877</text:p>
          </table:table-cell>
          <table:table-cell table:formula="of:=SUM([.D95:.G95])" office:value-type="float" office:value="180.307609434582" calcext:value-type="float">
            <text:p>180.30760943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 office:value-type="float" office:value="39.803871070847" calcext:value-type="float">
            <text:p>39.8038710708</text:p>
          </table:table-cell>
          <table:table-cell/>
          <table:table-cell office:value-type="float" office:value="59.775671814574" calcext:value-type="float">
            <text:p>59.7756718146</text:p>
          </table:table-cell>
          <table:table-cell office:value-type="float" office:value="55.820537156394" calcext:value-type="float">
            <text:p>55.8205371564</text:p>
          </table:table-cell>
          <table:table-cell office:value-type="float" office:value="55.991858417183" calcext:value-type="float">
            <text:p>55.9918584172</text:p>
          </table:table-cell>
          <table:table-cell office:value-type="float" office:value="8.832372" calcext:value-type="float">
            <text:p>8.832372</text:p>
          </table:table-cell>
          <table:table-cell table:formula="of:=SUM([.D96:.G96])" office:value-type="float" office:value="180.420439388151" calcext:value-type="float">
            <text:p>180.42043938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 office:value-type="float" office:value="41.375417430832" calcext:value-type="float">
            <text:p>41.3754174308</text:p>
          </table:table-cell>
          <table:table-cell/>
          <table:table-cell office:value-type="float" office:value="57.901269498242" calcext:value-type="float">
            <text:p>57.9012694982</text:p>
          </table:table-cell>
          <table:table-cell office:value-type="float" office:value="58.458319963533" calcext:value-type="float">
            <text:p>58.4583199635</text:p>
          </table:table-cell>
          <table:table-cell office:value-type="float" office:value="57.111257015964" calcext:value-type="float">
            <text:p>57.111257016</text:p>
          </table:table-cell>
          <table:table-cell office:value-type="float" office:value="10.403918" calcext:value-type="float">
            <text:p>10.403918</text:p>
          </table:table-cell>
          <table:table-cell table:formula="of:=SUM([.D97:.G97])" office:value-type="float" office:value="183.874764477739" calcext:value-type="float">
            <text:p>183.87476447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 office:value-type="float" office:value="40.610366877502" calcext:value-type="float">
            <text:p>40.6103668775</text:p>
          </table:table-cell>
          <table:table-cell/>
          <table:table-cell office:value-type="float" office:value="59.97469722294" calcext:value-type="float">
            <text:p>59.9746972229</text:p>
          </table:table-cell>
          <table:table-cell office:value-type="float" office:value="58.764698160272" calcext:value-type="float">
            <text:p>58.7646981603</text:p>
          </table:table-cell>
          <table:table-cell office:value-type="float" office:value="57.349912697112" calcext:value-type="float">
            <text:p>57.3499126971</text:p>
          </table:table-cell>
          <table:table-cell office:value-type="float" office:value="9.638868" calcext:value-type="float">
            <text:p>9.638868</text:p>
          </table:table-cell>
          <table:table-cell table:formula="of:=SUM([.D98:.G98])" office:value-type="float" office:value="185.728176080324" calcext:value-type="float">
            <text:p>185.72817608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 office:value-type="float" office:value="41.496322931972" calcext:value-type="float">
            <text:p>41.496322932</text:p>
          </table:table-cell>
          <table:table-cell/>
          <table:table-cell office:value-type="float" office:value="53.942483735114" calcext:value-type="float">
            <text:p>53.9424837351</text:p>
          </table:table-cell>
          <table:table-cell office:value-type="float" office:value="57.477071208443" calcext:value-type="float">
            <text:p>57.4770712084</text:p>
          </table:table-cell>
          <table:table-cell office:value-type="float" office:value="56.419086320488" calcext:value-type="float">
            <text:p>56.4190863205</text:p>
          </table:table-cell>
          <table:table-cell office:value-type="float" office:value="10.524824" calcext:value-type="float">
            <text:p>10.524824</text:p>
          </table:table-cell>
          <table:table-cell table:formula="of:=SUM([.D99:.G99])" office:value-type="float" office:value="178.363465264045" calcext:value-type="float">
            <text:p>178.3634652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 office:value-type="float" office:value="40.984828525" calcext:value-type="float">
            <text:p>40.984828525</text:p>
          </table:table-cell>
          <table:table-cell/>
          <table:table-cell office:value-type="float" office:value="55.914765896289" calcext:value-type="float">
            <text:p>55.9147658963</text:p>
          </table:table-cell>
          <table:table-cell office:value-type="float" office:value="56.452481443561" calcext:value-type="float">
            <text:p>56.4524814436</text:p>
          </table:table-cell>
          <table:table-cell office:value-type="float" office:value="56.513877407725" calcext:value-type="float">
            <text:p>56.5138774077</text:p>
          </table:table-cell>
          <table:table-cell office:value-type="float" office:value="10.01333" calcext:value-type="float">
            <text:p>10.01333</text:p>
          </table:table-cell>
          <table:table-cell table:formula="of:=SUM([.D100:.G100])" office:value-type="float" office:value="178.894454747575" calcext:value-type="float">
            <text:p>178.89445474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 office:value-type="float" office:value="40.723580344795" calcext:value-type="float">
            <text:p>40.7235803448</text:p>
          </table:table-cell>
          <table:table-cell/>
          <table:table-cell office:value-type="float" office:value="58.172915015755" calcext:value-type="float">
            <text:p>58.1729150158</text:p>
          </table:table-cell>
          <table:table-cell office:value-type="float" office:value="57.835502328268" calcext:value-type="float">
            <text:p>57.8355023283</text:p>
          </table:table-cell>
          <table:table-cell office:value-type="float" office:value="58.557022857935" calcext:value-type="float">
            <text:p>58.5570228579</text:p>
          </table:table-cell>
          <table:table-cell office:value-type="float" office:value="9.752081" calcext:value-type="float">
            <text:p>9.752081</text:p>
          </table:table-cell>
          <table:table-cell table:formula="of:=SUM([.D101:.G101])" office:value-type="float" office:value="184.317521201958" calcext:value-type="float">
            <text:p>184.317521202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25:32.696530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0:27:10.532723166</dc:date>
    <meta:editing-duration>PT6M27S</meta:editing-duration>
    <meta:editing-cycles>2</meta:editing-cycles>
    <meta:generator>LibreOffice/5.1.4.2$Linux_X86_64 LibreOffice_project/10m0$Build-2</meta:generator>
    <meta:document-statistic meta:table-count="1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82cm" xlink:href=".." xlink:type="simple" chart:class="chart:scatter" chart:style-name="ch1">
        <chart:title svg:x="6.201cm" svg:y="0.314cm" chart:style-name="ch2">
          <text:p>System overview</text:p>
        </chart:title>
        <chart:subtitle svg:x="5.488cm" svg:y="1.284cm" chart:style-name="ch3">
          <text:p>hidden attack - 3 rtus 3 ieds</text:p>
        </chart:subtitle>
        <chart:legend chart:legend-position="end" svg:x="12.374cm" svg:y="3.653cm" style:legend-expansion="high" chart:style-name="ch4"/>
        <chart:plot-area chart:style-name="ch5" table:cell-range-address="allTogether.A2:allTogether.B101 allTogether.B1:allTogether.B1 allTogether.H1:allTogether.H101 allTogether.J1:allTogether.J101" chart:data-source-has-labels="row" svg:x="0.32cm" svg:y="2.15cm" svg:width="11.734cm" svg:height="6.653cm">
          <chartooo:coordinate-region svg:x="0.994cm" svg:y="2.363cm" svg:width="10.529cm" svg:height="5.76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llTogether.B2:allTogether.B101" chart:label-cell-address="allTogether.B1:allTogether.B1" chart:class="chart:scatter">
            <chart:domain table:cell-range-address="allTogether.A2:allTogether.A101"/>
            <chart:data-point chart:repeated="100"/>
          </chart:series>
          <chart:series chart:style-name="ch9" chart:values-cell-range-address="allTogether.H2:allTogether.H101" chart:label-cell-address="allTogether.H1:allTogether.H1" chart:class="chart:scatter">
            <chart:data-point chart:repeated="100"/>
          </chart:series>
          <chart:series chart:style-name="ch10" chart:values-cell-range-address="allTogether.J2:allTogether.J101" chart:label-cell-address="allTogether.J1:allTogether.J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so_overview</text:p>
                <draw:g>
                  <svg:desc>allTogether.B1:allTogether.B1</svg:desc>
                </draw:g>
              </table:table-cell>
              <table:table-cell office:value-type="string">
                <text:p>real_status</text:p>
                <draw:g>
                  <svg:desc>allTogether.H1:allTogether.H1</svg:desc>
                </draw:g>
              </table:table-cell>
              <table:table-cell office:value-type="string">
                <text:p>threshold</text:p>
                <draw:g>
                  <svg:desc>allTogether.J1:allTogeth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llTogether.A2:allTogether.A101</svg:desc>
                </draw:g>
              </table:table-cell>
              <table:table-cell office:value-type="float" office:value="42.253754459885">
                <text:p>42.253754459885</text:p>
                <draw:g>
                  <svg:desc>allTogether.B2:allTogether.B101</svg:desc>
                </draw:g>
              </table:table-cell>
              <table:table-cell office:value-type="float" office:value="42.253754252712">
                <text:p>42.253754252712</text:p>
                <draw:g>
                  <svg:desc>allTogether.H2:allTogether.H101</svg:desc>
                </draw:g>
              </table:table-cell>
              <table:table-cell office:value-type="float" office:value="100">
                <text:p>100</text:p>
                <draw:g>
                  <svg:desc>allTogether.J2:allTogether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0.595530096039">
                <text:p>40.595530096039</text:p>
              </table:table-cell>
              <table:table-cell office:value-type="float" office:value="40.5955297522533">
                <text:p>40.5955297522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1.003404191829">
                <text:p>41.003404191829</text:p>
              </table:table-cell>
              <table:table-cell office:value-type="float" office:value="41.003404581902">
                <text:p>41.00340458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9.655656945408">
                <text:p>39.655656945408</text:p>
              </table:table-cell>
              <table:table-cell office:value-type="float" office:value="39.6556569468199">
                <text:p>39.6556569468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9.780294186903">
                <text:p>39.780294186903</text:p>
              </table:table-cell>
              <table:table-cell office:value-type="float" office:value="39.7802943573176">
                <text:p>39.7802943573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0.943917656579">
                <text:p>40.943917656579</text:p>
              </table:table-cell>
              <table:table-cell office:value-type="float" office:value="40.9439175651654">
                <text:p>40.9439175651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8.249202385007">
                <text:p>38.249202385007</text:p>
              </table:table-cell>
              <table:table-cell office:value-type="float" office:value="38.2492019881217">
                <text:p>38.2492019881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0.389614010397">
                <text:p>40.389614010397</text:p>
              </table:table-cell>
              <table:table-cell office:value-type="float" office:value="40.3896138539938">
                <text:p>40.3896138539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568774067054">
                <text:p>37.568774067054</text:p>
              </table:table-cell>
              <table:table-cell office:value-type="float" office:value="37.5687742183864">
                <text:p>37.5687742183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4.938048993147">
                <text:p>34.938048993147</text:p>
              </table:table-cell>
              <table:table-cell office:value-type="float" office:value="34.9380490089566">
                <text:p>34.9380490089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7.333454565218">
                <text:p>37.333454565218</text:p>
              </table:table-cell>
              <table:table-cell office:value-type="float" office:value="37.3334546450821">
                <text:p>37.3334546450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8.988634126952">
                <text:p>38.988634126952</text:p>
              </table:table-cell>
              <table:table-cell office:value-type="float" office:value="38.9886337954512">
                <text:p>38.9886337954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9.970286841032">
                <text:p>39.970286841032</text:p>
              </table:table-cell>
              <table:table-cell office:value-type="float" office:value="39.9702864604526">
                <text:p>39.9702864604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2.730697038749">
                <text:p>42.730697038749</text:p>
              </table:table-cell>
              <table:table-cell office:value-type="float" office:value="42.730697514163">
                <text:p>42.730697514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2.38933678888">
                <text:p>42.38933678888</text:p>
              </table:table-cell>
              <table:table-cell office:value-type="float" office:value="42.389336697755">
                <text:p>42.389336697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0.652745038059">
                <text:p>40.652745038059</text:p>
              </table:table-cell>
              <table:table-cell office:value-type="float" office:value="40.6527448140063">
                <text:p>40.6527448140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8.160414775838">
                <text:p>38.160414775838</text:p>
              </table:table-cell>
              <table:table-cell office:value-type="float" office:value="38.1604143597662">
                <text:p>38.1604143597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7.287037498442">
                <text:p>37.287037498442</text:p>
              </table:table-cell>
              <table:table-cell office:value-type="float" office:value="37.2870376033211">
                <text:p>37.2870376033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0.808210740006">
                <text:p>40.808210740006</text:p>
              </table:table-cell>
              <table:table-cell office:value-type="float" office:value="40.808210541161">
                <text:p>40.80821054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40.800632799333">
                <text:p>40.800632799333</text:p>
              </table:table-cell>
              <table:table-cell office:value-type="float" office:value="174.091061448767">
                <text:p>174.091061448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9.746129739983">
                <text:p>39.746129739983</text:p>
              </table:table-cell>
              <table:table-cell office:value-type="float" office:value="176.775621311521">
                <text:p>176.775621311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0.585193130437">
                <text:p>40.585193130437</text:p>
              </table:table-cell>
              <table:table-cell office:value-type="float" office:value="174.256107334055">
                <text:p>174.256107334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1.888632813854">
                <text:p>41.888632813854</text:p>
              </table:table-cell>
              <table:table-cell office:value-type="float" office:value="186.840232453842">
                <text:p>186.840232453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7.867837974137">
                <text:p>37.867837974137</text:p>
              </table:table-cell>
              <table:table-cell office:value-type="float" office:value="171.762820100724">
                <text:p>171.762820100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9.671692597923">
                <text:p>39.671692597923</text:p>
              </table:table-cell>
              <table:table-cell office:value-type="float" office:value="181.207240076551">
                <text:p>181.207240076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3.899305337751">
                <text:p>43.899305337751</text:p>
              </table:table-cell>
              <table:table-cell office:value-type="float" office:value="176.565501897978">
                <text:p>176.565501897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40.394657935809">
                <text:p>40.394657935809</text:p>
              </table:table-cell>
              <table:table-cell office:value-type="float" office:value="179.46059142385">
                <text:p>179.46059142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0.707360933172">
                <text:p>40.707360933172</text:p>
              </table:table-cell>
              <table:table-cell office:value-type="float" office:value="178.015995284578">
                <text:p>178.015995284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2.15326191087">
                <text:p>42.15326191087</text:p>
              </table:table-cell>
              <table:table-cell office:value-type="float" office:value="189.080534276803">
                <text:p>189.080534276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9.127096508656">
                <text:p>39.127096508656</text:p>
              </table:table-cell>
              <table:table-cell office:value-type="float" office:value="166.58106999402">
                <text:p>166.58106999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355003473901">
                <text:p>41.355003473901</text:p>
              </table:table-cell>
              <table:table-cell office:value-type="float" office:value="188.673756509383">
                <text:p>188.673756509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40.979136565664">
                <text:p>40.979136565664</text:p>
              </table:table-cell>
              <table:table-cell office:value-type="float" office:value="176.167959534438">
                <text:p>176.167959534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40.438928001724">
                <text:p>40.438928001724</text:p>
              </table:table-cell>
              <table:table-cell office:value-type="float" office:value="177.273074809184">
                <text:p>177.273074809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266148312425">
                <text:p>41.266148312425</text:p>
              </table:table-cell>
              <table:table-cell office:value-type="float" office:value="185.470366680498">
                <text:p>185.470366680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0.010027220839">
                <text:p>40.010027220839</text:p>
              </table:table-cell>
              <table:table-cell office:value-type="float" office:value="181.444047949798">
                <text:p>181.444047949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42.806006873186">
                <text:p>42.806006873186</text:p>
              </table:table-cell>
              <table:table-cell office:value-type="float" office:value="186.006518235631">
                <text:p>186.006518235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40.643695216512">
                <text:p>40.643695216512</text:p>
              </table:table-cell>
              <table:table-cell office:value-type="float" office:value="183.663223444104">
                <text:p>183.663223444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42.379776230536">
                <text:p>42.379776230536</text:p>
              </table:table-cell>
              <table:table-cell office:value-type="float" office:value="181.267775049146">
                <text:p>181.267775049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0.53551948077">
                <text:p>40.53551948077</text:p>
              </table:table-cell>
              <table:table-cell office:value-type="float" office:value="188.041700923024">
                <text:p>188.041700923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2.728815346789">
                <text:p>42.728815346789</text:p>
              </table:table-cell>
              <table:table-cell office:value-type="float" office:value="178.151270594689">
                <text:p>178.151270594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1.694142484338">
                <text:p>41.694142484338</text:p>
              </table:table-cell>
              <table:table-cell office:value-type="float" office:value="186.056697494835">
                <text:p>186.056697494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1.594226245243">
                <text:p>41.594226245243</text:p>
              </table:table-cell>
              <table:table-cell office:value-type="float" office:value="181.598777761806">
                <text:p>181.598777761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618178448211">
                <text:p>39.618178448211</text:p>
              </table:table-cell>
              <table:table-cell office:value-type="float" office:value="165.905023924434">
                <text:p>165.905023924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228690238376">
                <text:p>41.228690238376</text:p>
              </table:table-cell>
              <table:table-cell office:value-type="float" office:value="181.722981087906">
                <text:p>181.722981087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0.638899836237">
                <text:p>40.638899836237</text:p>
              </table:table-cell>
              <table:table-cell office:value-type="float" office:value="185.308110185818">
                <text:p>185.308110185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1.483415772978">
                <text:p>41.483415772978</text:p>
              </table:table-cell>
              <table:table-cell office:value-type="float" office:value="177.403864528884">
                <text:p>177.403864528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40.237945173909">
                <text:p>40.237945173909</text:p>
              </table:table-cell>
              <table:table-cell office:value-type="float" office:value="188.231083451455">
                <text:p>188.231083451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9.201813565434">
                <text:p>39.201813565434</text:p>
              </table:table-cell>
              <table:table-cell office:value-type="float" office:value="176.853921648887">
                <text:p>176.853921648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1.135405941353">
                <text:p>41.135405941353</text:p>
              </table:table-cell>
              <table:table-cell office:value-type="float" office:value="178.650919802999">
                <text:p>178.650919802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2.07108738001">
                <text:p>42.07108738001</text:p>
              </table:table-cell>
              <table:table-cell office:value-type="float" office:value="184.676104145198">
                <text:p>184.676104145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42.246855267694">
                <text:p>42.246855267694</text:p>
              </table:table-cell>
              <table:table-cell office:value-type="float" office:value="179.931577889253">
                <text:p>179.931577889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9.962346553356">
                <text:p>39.962346553356</text:p>
              </table:table-cell>
              <table:table-cell office:value-type="float" office:value="174.265498185581">
                <text:p>174.265498185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9.019214568193">
                <text:p>39.019214568193</text:p>
              </table:table-cell>
              <table:table-cell office:value-type="float" office:value="177.91190400214">
                <text:p>177.91190400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41.513406313381">
                <text:p>41.513406313381</text:p>
              </table:table-cell>
              <table:table-cell office:value-type="float" office:value="182.061544551391">
                <text:p>182.061544551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0.846122095189">
                <text:p>40.846122095189</text:p>
              </table:table-cell>
              <table:table-cell office:value-type="float" office:value="184.263130446344">
                <text:p>184.263130446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42.323251938341">
                <text:p>42.323251938341</text:p>
              </table:table-cell>
              <table:table-cell office:value-type="float" office:value="176.421743476586">
                <text:p>176.421743476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928359170206">
                <text:p>41.928359170206</text:p>
              </table:table-cell>
              <table:table-cell office:value-type="float" office:value="177.441301626821">
                <text:p>177.441301626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9.686832434559">
                <text:p>39.686832434559</text:p>
              </table:table-cell>
              <table:table-cell office:value-type="float" office:value="167.961332247374">
                <text:p>167.961332247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7.998546625342">
                <text:p>37.998546625342</text:p>
              </table:table-cell>
              <table:table-cell office:value-type="float" office:value="180.822545184647">
                <text:p>180.822545184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44.224649083565">
                <text:p>44.224649083565</text:p>
              </table:table-cell>
              <table:table-cell office:value-type="float" office:value="185.038580435913">
                <text:p>185.038580435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023123345011">
                <text:p>39.023123345011</text:p>
              </table:table-cell>
              <table:table-cell office:value-type="float" office:value="179.959114736614">
                <text:p>179.959114736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8.783517050239">
                <text:p>38.783517050239</text:p>
              </table:table-cell>
              <table:table-cell office:value-type="float" office:value="179.485033138015">
                <text:p>179.485033138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40.902857537894">
                <text:p>40.902857537894</text:p>
              </table:table-cell>
              <table:table-cell office:value-type="float" office:value="176.69275744072">
                <text:p>176.69275744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0.023477721911">
                <text:p>40.023477721911</text:p>
              </table:table-cell>
              <table:table-cell office:value-type="float" office:value="177.651070249022">
                <text:p>177.651070249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42.967190510054">
                <text:p>42.967190510054</text:p>
              </table:table-cell>
              <table:table-cell office:value-type="float" office:value="187.187505349041">
                <text:p>187.187505349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2.99780128817">
                <text:p>42.99780128817</text:p>
              </table:table-cell>
              <table:table-cell office:value-type="float" office:value="182.419006720756">
                <text:p>182.419006720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42.471302753574">
                <text:p>42.471302753574</text:p>
              </table:table-cell>
              <table:table-cell office:value-type="float" office:value="177.590180111487">
                <text:p>177.590180111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41.286410595503">
                <text:p>41.286410595503</text:p>
              </table:table-cell>
              <table:table-cell office:value-type="float" office:value="174.647022411387">
                <text:p>174.64702241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0.981920638756">
                <text:p>40.981920638756</text:p>
              </table:table-cell>
              <table:table-cell office:value-type="float" office:value="181.607311259838">
                <text:p>181.607311259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9.370200811334">
                <text:p>39.370200811334</text:p>
              </table:table-cell>
              <table:table-cell office:value-type="float" office:value="182.496997526343">
                <text:p>182.496997526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1.897890059742">
                <text:p>41.897890059742</text:p>
              </table:table-cell>
              <table:table-cell office:value-type="float" office:value="176.132283693297">
                <text:p>176.132283693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42.059999885963">
                <text:p>42.059999885963</text:p>
              </table:table-cell>
              <table:table-cell office:value-type="float" office:value="172.590844106279">
                <text:p>172.590844106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41.004265127377">
                <text:p>41.004265127377</text:p>
              </table:table-cell>
              <table:table-cell office:value-type="float" office:value="178.800892250927">
                <text:p>178.800892250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044605426072">
                <text:p>41.044605426072</text:p>
              </table:table-cell>
              <table:table-cell office:value-type="float" office:value="187.121732809707">
                <text:p>187.121732809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40.191202058901">
                <text:p>40.191202058901</text:p>
              </table:table-cell>
              <table:table-cell office:value-type="float" office:value="180.128759044585">
                <text:p>180.128759044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9.113223484629">
                <text:p>39.113223484629</text:p>
              </table:table-cell>
              <table:table-cell office:value-type="float" office:value="180.738455827405">
                <text:p>180.738455827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9.548435717757">
                <text:p>39.548435717757</text:p>
              </table:table-cell>
              <table:table-cell office:value-type="float" office:value="182.939524032076">
                <text:p>182.939524032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2.573538263693">
                <text:p>42.573538263693</text:p>
              </table:table-cell>
              <table:table-cell office:value-type="float" office:value="184.090583315101">
                <text:p>184.090583315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0.831153358853">
                <text:p>40.831153358853</text:p>
              </table:table-cell>
              <table:table-cell office:value-type="float" office:value="182.931169972529">
                <text:p>182.931169972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9.928056633077">
                <text:p>39.928056633077</text:p>
              </table:table-cell>
              <table:table-cell office:value-type="float" office:value="182.629272349728">
                <text:p>182.629272349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1.355212646422">
                <text:p>41.355212646422</text:p>
              </table:table-cell>
              <table:table-cell office:value-type="float" office:value="177.276556367311">
                <text:p>177.276556367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9.149404760167">
                <text:p>39.149404760167</text:p>
              </table:table-cell>
              <table:table-cell office:value-type="float" office:value="172.378232372994">
                <text:p>172.378232372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669753755582">
                <text:p>41.669753755582</text:p>
              </table:table-cell>
              <table:table-cell office:value-type="float" office:value="180.621393485768">
                <text:p>180.621393485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40.140542076336">
                <text:p>40.140542076336</text:p>
              </table:table-cell>
              <table:table-cell office:value-type="float" office:value="172.023459276282">
                <text:p>172.023459276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1.28321304028">
                <text:p>41.28321304028</text:p>
              </table:table-cell>
              <table:table-cell office:value-type="float" office:value="182.768574355337">
                <text:p>182.768574355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42.704401819645">
                <text:p>42.704401819645</text:p>
              </table:table-cell>
              <table:table-cell office:value-type="float" office:value="179.058189451873">
                <text:p>179.05818945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0.2818448325">
                <text:p>40.2818448325</text:p>
              </table:table-cell>
              <table:table-cell office:value-type="float" office:value="185.308373225353">
                <text:p>185.308373225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2.5631305834">
                <text:p>42.5631305834</text:p>
              </table:table-cell>
              <table:table-cell office:value-type="float" office:value="182.197486022592">
                <text:p>182.197486022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0.163713146739">
                <text:p>40.163713146739</text:p>
              </table:table-cell>
              <table:table-cell office:value-type="float" office:value="186.700329511349">
                <text:p>186.70032951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2.158834935646">
                <text:p>42.158834935646</text:p>
              </table:table-cell>
              <table:table-cell office:value-type="float" office:value="181.399947983714">
                <text:p>181.399947983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1.598599563483">
                <text:p>41.598599563483</text:p>
              </table:table-cell>
              <table:table-cell office:value-type="float" office:value="183.262009513185">
                <text:p>183.262009513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2.594718260827">
                <text:p>42.594718260827</text:p>
              </table:table-cell>
              <table:table-cell office:value-type="float" office:value="185.459797847356">
                <text:p>185.459797847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1.194167784222">
                <text:p>41.194167784222</text:p>
              </table:table-cell>
              <table:table-cell office:value-type="float" office:value="184.841379634279">
                <text:p>184.841379634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8.640268556534">
                <text:p>38.640268556534</text:p>
              </table:table-cell>
              <table:table-cell office:value-type="float" office:value="180.307609434582">
                <text:p>180.307609434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9.803871070847">
                <text:p>39.803871070847</text:p>
              </table:table-cell>
              <table:table-cell office:value-type="float" office:value="180.420439388151">
                <text:p>180.420439388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41.375417430832">
                <text:p>41.375417430832</text:p>
              </table:table-cell>
              <table:table-cell office:value-type="float" office:value="183.874764477739">
                <text:p>183.874764477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0.610366877502">
                <text:p>40.610366877502</text:p>
              </table:table-cell>
              <table:table-cell office:value-type="float" office:value="185.728176080324">
                <text:p>185.728176080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1.496322931972">
                <text:p>41.496322931972</text:p>
              </table:table-cell>
              <table:table-cell office:value-type="float" office:value="178.363465264045">
                <text:p>178.363465264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984828525">
                <text:p>40.984828525</text:p>
              </table:table-cell>
              <table:table-cell office:value-type="float" office:value="178.894454747575">
                <text:p>178.894454747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40.723580344795">
                <text:p>40.723580344795</text:p>
              </table:table-cell>
              <table:table-cell office:value-type="float" office:value="184.317521201958">
                <text:p>184.31752120195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